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Calibri2" svg:font-family="Calibri"/>
    <style:font-face style:name="Calibri1" svg:font-family="Calibri1"/>
    <style:font-face style:name="Liberation Sans1" svg:font-family="'Liberation Sans1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6.906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344cm"/>
    </style:style>
    <style:style style:name="co10" style:family="table-column">
      <style:table-column-properties fo:break-before="auto" style:column-width="6.186cm"/>
    </style:style>
    <style:style style:name="co11" style:family="table-column">
      <style:table-column-properties fo:break-before="auto" style:column-width="3.152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51cm"/>
    </style:style>
    <style:style style:name="co14" style:family="table-column">
      <style:table-column-properties fo:break-before="auto" style:column-width="7.811cm"/>
    </style:style>
    <style:style style:name="co15" style:family="table-column">
      <style:table-column-properties fo:break-before="auto" style:column-width="2.746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0.804cm"/>
    </style:style>
    <style:style style:name="co18" style:family="table-column">
      <style:table-column-properties fo:break-before="auto" style:column-width="4.117cm"/>
    </style:style>
    <style:style style:name="co19" style:family="table-column">
      <style:table-column-properties fo:break-before="auto" style:column-width="1.854cm"/>
    </style:style>
    <style:style style:name="co20" style:family="table-column">
      <style:table-column-properties fo:break-before="auto" style:column-width="22.017cm"/>
    </style:style>
    <style:style style:name="co21" style:family="table-column">
      <style:table-column-properties fo:break-before="auto" style:column-width="7.047cm"/>
    </style:style>
    <style:style style:name="co22" style:family="table-column">
      <style:table-column-properties fo:break-before="auto" style:column-width="3.918cm"/>
    </style:style>
    <style:style style:name="co23" style:family="table-column">
      <style:table-column-properties fo:break-before="auto" style:column-width="5.486cm"/>
    </style:style>
    <style:style style:name="co24" style:family="table-column">
      <style:table-column-properties fo:break-before="auto" style:column-width="2.937cm"/>
    </style:style>
    <style:style style:name="co25" style:family="table-column">
      <style:table-column-properties fo:break-before="auto" style:column-width="3.097cm"/>
    </style:style>
    <style:style style:name="co26" style:family="table-column">
      <style:table-column-properties fo:break-before="auto" style:column-width="2.364cm"/>
    </style:style>
    <style:style style:name="co27" style:family="table-column">
      <style:table-column-properties fo:break-before="auto" style:column-width="9.2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0.62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8" style:family="table-cell" style:parent-style-name="Default" style:data-style-name="N10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5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100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Default" style:data-style-name="N10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00">
      <style:table-cell-properties fo:background-color="#ffffff" style:cell-protect="protected" style:print-content="tru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8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2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Default" style:data-style-name="N100">
      <style:table-cell-properties fo:border-bottom="none" fo:background-color="#ffffff" style:cell-protect="protected" style:print-content="true" fo:border-left="none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26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49" style:family="table-cell" style:parent-style-name="Default" style:data-style-name="N118">
      <style:table-cell-properties fo:border-bottom="none" fo:background-color="#ffff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8">
      <style:table-cell-properties fo:border-bottom="none" fo:background-color="#ffff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2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" style:font-size-asian="10pt" style:font-name-complex="Arial" style:font-size-complex="10pt"/>
    </style:style>
    <style:style style:name="ce27" style:family="table-cell" style:parent-style-name="Comma" style:data-style-name="N12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20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Comma" style:data-style-name="N123">
      <style:table-cell-properties fo:background-color="#ffffff" fo:border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18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43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18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46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3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9" style:family="table-cell" style:parent-style-name="Comma" style:data-style-name="N12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5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ackground-color="#ffffff" fo:border="0.06pt solid #000000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Comma" style:data-style-name="N12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Comma" style:data-style-name="N123">
      <style:table-cell-properties fo:background-color="#ffffff" fo:border="0.06pt solid #000000" style:vertical-align="automatic"/>
      <style:text-properties fo:color="#ff0000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0">
      <style:table-cell-properties fo:background-color="#ffffff"/>
    </style:style>
    <style:style style:name="ce164" style:family="table-cell" style:parent-style-name="Default">
      <style:table-cell-properties fo:background-color="#ffffff"/>
    </style:style>
    <style:style style:name="ce10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9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9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98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9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5" style:family="table-cell" style:parent-style-name="Default" style:data-style-name="N4"/>
    <style:style style:name="ce175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77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8" style:family="table-cell" style:parent-style-name="Comma" style:data-style-name="N4">
      <style:table-cell-properties fo:border-bottom="none" fo:border-left="0.06pt solid #000000" fo:border-right="0.06pt solid #000000" fo:border-top="0.06pt solid #000000"/>
    </style:style>
    <style:style style:name="ce179" style:family="table-cell" style:parent-style-name="Comma" style:data-style-name="N4">
      <style:table-cell-properties fo:border-bottom="none" fo:border-left="0.06pt solid #000000" fo:border-right="0.06pt solid #000000" fo:border-top="none"/>
    </style:style>
    <style:style style:name="ce180" style:family="table-cell" style:parent-style-name="Comma" style:data-style-name="N4">
      <style:table-cell-properties fo:border="0.06pt solid #000000"/>
    </style:style>
    <style:style style:name="ce181" style:family="table-cell" style:parent-style-name="Default" style:data-style-name="N4">
      <style:table-cell-properties fo:border="0.06pt solid #000000"/>
    </style:style>
    <style:style style:name="ce182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83" style:family="table-cell" style:parent-style-name="Default" style:data-style-name="N100"/>
    <style:style style:name="ce84" style:family="table-cell" style:parent-style-name="Default" style:data-style-name="N0"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36"/>
    <style:style style:name="ce190" style:family="table-cell" style:parent-style-name="Default" style:data-style-name="N100">
      <style:table-cell-properties style:rotation-align="none"/>
      <style:text-properties fo:font-weight="bold" style:font-weight-asian="bold" style:font-weight-complex="bold"/>
    </style:style>
    <style:style style:name="ce191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</style:style>
    <style:style style:name="ce195" style:family="table-cell" style:parent-style-name="Default" style:data-style-name="N100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8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99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00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#ffff00"/>
    </style:style>
    <style:style style:name="ce202" style:family="table-cell" style:parent-style-name="Default" style:data-style-name="N36">
      <style:table-cell-properties style:rotation-align="none"/>
    </style:style>
    <style:style style:name="ce187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color="#c9211e"/>
    </style:style>
    <style:style style:name="ce188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0" table:default-cell-style-name="ce6"/>
        <table:table-column table:style-name="co7" table:default-cell-style-name="ce6"/>
        <table:table-column table:style-name="co8" table:number-columns-repeated="4" table:default-cell-style-name="ce164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50" office:value-type="string" calcext:value-type="string">
            <text:p>P/T:</text:p>
          </table:table-cell>
          <table:table-cell table:style-name="ce76" office:value-type="float" office:value="5401" calcext:value-type="float" table:number-columns-spanned="2" table:number-rows-spanned="1">
            <text:p>5401</text:p>
          </table:table-cell>
          <table:covered-table-cell/>
          <table:table-cell table:style-name="ce8"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50" office:value-type="string" calcext:value-type="string">
            <text:p>Preparado por:</text:p>
          </table:table-cell>
          <table:table-cell table:style-name="ce77" office:value-type="string" calcext:value-type="string" table:number-columns-spanned="2" table:number-rows-spanned="1">
            <text:p>Dara Macias</text:p>
          </table:table-cell>
          <table:covered-table-cell/>
          <table:table-cell table:style-name="ce8"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Inventarios</text:p>
          </table:table-cell>
          <table:table-cell table:style-name="ce4" table:number-columns-repeated="6"/>
          <table:table-cell table:style-name="ce150" office:value-type="string" calcext:value-type="string">
            <text:p>Fecha:</text:p>
          </table:table-cell>
          <table:table-cell table:style-name="ce78" office:value-type="date" office:date-value="2021-04-15" calcext:value-type="date" table:number-columns-spanned="2" table:number-rows-spanned="1">
            <text:p>15/04/2021</text:p>
          </table:table-cell>
          <table:covered-table-cell/>
          <table:table-cell table:style-name="ce8"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50" office:value-type="string" calcext:value-type="string">
            <text:p>Revisado por:</text:p>
          </table:table-cell>
          <table:table-cell table:style-name="ce77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8"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50" office:value-type="string" calcext:value-type="string">
            <text:p>Fecha:</text:p>
          </table:table-cell>
          <table:table-cell table:style-name="ce79" table:number-columns-spanned="2" table:number-rows-spanned="1"/>
          <table:covered-table-cell/>
          <table:table-cell table:style-name="ce8"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table-cell table:number-columns-repeated="61"/>
          <table:table-cell table:style-name="ce163" table:number-columns-repeated="959"/>
          <table:table-cell table:number-columns-repeated="4"/>
        </table:table-row>
        <table:table-row table:style-name="ro3">
          <table:table-cell table:style-name="ce80" office:value-type="string" calcext:value-type="string" table:number-columns-spanned="1" table:number-rows-spanned="2">
            <text:p>Código</text:p>
          </table:table-cell>
          <table:table-cell table:style-name="ce81" office:value-type="string" calcext:value-type="string" table:number-columns-spanned="1" table:number-rows-spanned="2">
            <text:p>Cuenta</text:p>
          </table:table-cell>
          <table:table-cell table:style-name="ce81" office:value-type="string" calcext:value-type="string" table:number-columns-spanned="1" table:number-rows-spanned="2">
            <text:p>Referencia</text:p>
          </table:table-cell>
          <table:table-cell table:style-name="ce14" office:value-type="string" calcext:value-type="string">
            <text:p>Saldos contables al</text:p>
          </table:table-cell>
          <table:table-cell table:style-name="ce82" office:value-type="string" calcext:value-type="string" table:number-columns-spanned="2" table:number-rows-spanned="1">
            <text:p>Movimiento</text:p>
          </table:table-cell>
          <table:covered-table-cell/>
          <table:table-cell table:style-name="ce15" office:value-type="string" calcext:value-type="string">
            <text:p>Saldos auditados al</text:p>
          </table:table-cell>
          <table:table-cell table:style-name="ce80" office:value-type="string" calcext:value-type="string" table:number-columns-spanned="1" table:number-rows-spanned="2">
            <text:p>Código</text:p>
          </table:table-cell>
          <table:table-cell table:style-name="ce81" office:value-type="string" calcext:value-type="string" table:number-columns-spanned="1" table:number-rows-spanned="2">
            <text:p>Cuenta</text:p>
          </table:table-cell>
          <table:table-cell table:style-name="ce14" office:value-type="string" calcext:value-type="string">
            <text:p>Saldos auditados al</text:p>
          </table:table-cell>
          <table:table-cell table:style-name="ce16" office:value-type="string" calcext:value-type="string">
            <text:p>Variaciones</text:p>
          </table:table-cell>
          <table:table-cell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covered-table-cell table:number-columns-repeated="3"/>
          <table:table-cell table:style-name="ce17" office:value-type="date" office:date-value="2020-10-31" calcext:value-type="date">
            <text:p>31-oct-20</text:p>
          </table:table-cell>
          <table:table-cell table:style-name="ce17" office:value-type="string" calcext:value-type="string">
            <text:p>Débitos</text:p>
          </table:table-cell>
          <table:table-cell table:style-name="ce17" office:value-type="string" calcext:value-type="string">
            <text:p>Créditos</text:p>
          </table:table-cell>
          <table:table-cell table:style-name="ce17" office:value-type="date" office:date-value="2020-12-31" calcext:value-type="date">
            <text:p>31-dic-20</text:p>
          </table:table-cell>
          <table:covered-table-cell table:number-columns-repeated="2"/>
          <table:table-cell table:style-name="ce17" office:value-type="date" office:date-value="2019-12-31" calcext:value-type="date">
            <text:p>31-dic-19</text:p>
          </table:table-cell>
          <table:table-cell table:style-name="ce13" office:value-type="string" calcext:value-type="string">
            <text:p>Valor</text:p>
          </table:table-cell>
          <table:table-cell table:number-columns-repeated="50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38"/>
          <table:table-cell table:style-name="ce19"/>
          <table:table-cell table:style-name="ce126"/>
          <table:table-cell table:style-name="ce132"/>
          <table:table-cell table:style-name="ce140"/>
          <table:table-cell table:style-name="ce132"/>
          <table:table-cell table:style-name="ce23" table:formula="of:=[.D9]-[.E9]+[.F9]" office:value-type="float" office:value="0" calcext:value-type="float">
            <text:p>- </text:p>
          </table:table-cell>
          <table:table-cell table:style-name="ce23" table:number-columns-repeated="3"/>
          <table:table-cell table:style-name="ce24" office:value-type="float" office:value="0" calcext:value-type="float">
            <text:p>- </text:p>
          </table:table-cell>
          <table:table-cell table:style-name="ce8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5" office:value-type="string" office:string-value="1-2-1-01-01-001" calcext:value-type="string">
            <text:p><text:s/>1-2-1-01-01-001 </text:p>
          </table:table-cell>
          <table:table-cell table:style-name="ce19" office:value-type="string" calcext:value-type="string">
            <text:p>INVENTARIO EN TRANSITO </text:p>
          </table:table-cell>
          <table:table-cell table:style-name="ce49" office:value-type="string" office:string-value="Movimientos" calcext:value-type="string" table:number-columns-spanned="1" table:number-rows-spanned="3">
            <text:p><text:s/>Movimientos </text:p>
          </table:table-cell>
          <table:table-cell table:style-name="ce27" office:value-type="float" office:value="156890.83" calcext:value-type="float">
            <text:p><text:s/>156891 </text:p>
          </table:table-cell>
          <table:table-cell table:style-name="ce28" office:value-type="float" office:value="48463.81" calcext:value-type="float">
            <text:p>48464 </text:p>
          </table:table-cell>
          <table:table-cell table:style-name="ce23" office:value-type="float" office:value="127794.93" calcext:value-type="float">
            <text:p>127795 </text:p>
          </table:table-cell>
          <table:table-cell table:style-name="ce27" table:formula="of:=[.D10]+[.E10]-[.F10]" office:value-type="float" office:value="77559.71" calcext:value-type="float">
            <text:p><text:s/>77560 </text:p>
          </table:table-cell>
          <table:table-cell table:style-name="ce23" office:value-type="string" office:string-value="1-2-1-01-01-001" calcext:value-type="string">
            <text:p><text:s/>1-2-1-01-01-001 </text:p>
          </table:table-cell>
          <table:table-cell table:style-name="ce26" office:value-type="string" office:string-value="INVENTARIO EN TRANSITO " calcext:value-type="string">
            <text:p><text:s/>INVENTARIO EN TRANSITO <text:s/></text:p>
          </table:table-cell>
          <table:table-cell table:style-name="ce27" office:value-type="float" office:value="80964.01" calcext:value-type="float">
            <text:p><text:s/>80964 </text:p>
          </table:table-cell>
          <table:table-cell table:style-name="ce29" table:formula="of:=[.G10]-[.J10]" office:value-type="float" office:value="-3404.3" calcext:value-type="float">
            <text:p>-3404 </text:p>
          </table:table-cell>
          <table:table-cell table:style-name="ce8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5" office:value-type="string" office:string-value="1-2-1-01-01-002" calcext:value-type="string">
            <text:p><text:s/>1-2-1-01-01-002 </text:p>
          </table:table-cell>
          <table:table-cell table:style-name="ce19" office:value-type="string" calcext:value-type="string">
            <text:p>INVENTARIO GUAYAQUIL</text:p>
          </table:table-cell>
          <table:covered-table-cell table:style-name="ce50"/>
          <table:table-cell table:style-name="ce27" office:value-type="float" office:value="0" calcext:value-type="float">
            <text:p>-00 </text:p>
          </table:table-cell>
          <table:table-cell table:style-name="ce28" office:value-type="float" office:value="127794.93" calcext:value-type="float">
            <text:p>127795 </text:p>
          </table:table-cell>
          <table:table-cell table:style-name="ce23" office:value-type="float" office:value="127794.93" calcext:value-type="float">
            <text:p>127795 </text:p>
          </table:table-cell>
          <table:table-cell table:style-name="ce27" table:formula="of:=[.D11]+[.E11]-[.F11]" office:value-type="float" office:value="0" calcext:value-type="float">
            <text:p>-00 </text:p>
          </table:table-cell>
          <table:table-cell table:style-name="ce23" office:value-type="string" office:string-value="1-2-1-01-01-002" calcext:value-type="string">
            <text:p><text:s/>1-2-1-01-01-002 </text:p>
          </table:table-cell>
          <table:table-cell table:style-name="ce26" office:value-type="string" office:string-value="INVENTARIO GUAYAQUIL" calcext:value-type="string">
            <text:p><text:s/>INVENTARIO GUAYAQUIL </text:p>
          </table:table-cell>
          <table:table-cell table:style-name="ce27" office:value-type="float" office:value="0" calcext:value-type="float">
            <text:p>-00 </text:p>
          </table:table-cell>
          <table:table-cell table:style-name="ce29" table:formula="of:=[.G11]-[.J11]" office:value-type="float" office:value="0" calcext:value-type="float">
            <text:p>-00 </text:p>
          </table:table-cell>
          <table:table-cell table:style-name="ce8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5" office:value-type="string" office:string-value="1-2-1-02-01-001" calcext:value-type="string">
            <text:p><text:s/>1-2-1-02-01-001 </text:p>
          </table:table-cell>
          <table:table-cell table:style-name="ce19" office:value-type="string" calcext:value-type="string">
            <text:p>TRAMITES DESADUANIZACION</text:p>
          </table:table-cell>
          <table:covered-table-cell table:style-name="ce50"/>
          <table:table-cell table:style-name="ce27" office:value-type="float" office:value="1481.24" calcext:value-type="float">
            <text:p><text:s/>1481 </text:p>
          </table:table-cell>
          <table:table-cell table:style-name="ce28" office:value-type="float" office:value="15872.91" calcext:value-type="float">
            <text:p>15873 </text:p>
          </table:table-cell>
          <table:table-cell table:style-name="ce23" office:value-type="float" office:value="15869.91" calcext:value-type="float">
            <text:p>15870 </text:p>
          </table:table-cell>
          <table:table-cell table:style-name="ce27" table:formula="of:=[.D12]+[.E12]-[.F12]" office:value-type="float" office:value="1484.24" calcext:value-type="float">
            <text:p><text:s/>1484 </text:p>
          </table:table-cell>
          <table:table-cell table:style-name="ce23" office:value-type="string" office:string-value="1-2-1-02-01-001" calcext:value-type="string">
            <text:p><text:s/>1-2-1-02-01-001 </text:p>
          </table:table-cell>
          <table:table-cell table:style-name="ce26" office:value-type="string" office:string-value="TRAMITES DESADUANIZACION" calcext:value-type="string">
            <text:p><text:s/>TRAMITES DESADUANIZACION </text:p>
          </table:table-cell>
          <table:table-cell table:style-name="ce27" office:value-type="float" office:value="750" calcext:value-type="float">
            <text:p><text:s/>750 </text:p>
          </table:table-cell>
          <table:table-cell table:style-name="ce29" table:formula="of:=[.G12]-[.J12]" office:value-type="float" office:value="734.240000000002" calcext:value-type="float">
            <text:p><text:s/>734 </text:p>
          </table:table-cell>
          <table:table-cell table:style-name="ce8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25" office:value-type="string" office:string-value="1-2-1-02-01-002" calcext:value-type="string">
            <text:p><text:s/>1-2-1-02-01-002 </text:p>
          </table:table-cell>
          <table:table-cell table:style-name="ce19" office:value-type="string" calcext:value-type="string">
            <text:p>EVERCEED</text:p>
          </table:table-cell>
          <table:table-cell table:style-name="ce31"/>
          <table:table-cell table:style-name="ce27" office:value-type="float" office:value="0.8" calcext:value-type="float">
            <text:p><text:s/>1 </text:p>
          </table:table-cell>
          <table:table-cell table:style-name="ce23" office:value-type="float" office:value="14400" calcext:value-type="float">
            <text:p>14400 </text:p>
          </table:table-cell>
          <table:table-cell table:style-name="ce146" office:value-type="float" office:value="0" calcext:value-type="float">
            <text:p>0.00</text:p>
          </table:table-cell>
          <table:table-cell table:style-name="ce27" table:formula="of:=[.D13]+[.E13]-[.F13]" office:value-type="float" office:value="14400.8" calcext:value-type="float">
            <text:p><text:s/>14401 </text:p>
          </table:table-cell>
          <table:table-cell table:style-name="ce23" office:value-type="string" office:string-value="1-2-1-02-01-002" calcext:value-type="string">
            <text:p><text:s/>1-2-1-02-01-002 </text:p>
          </table:table-cell>
          <table:table-cell table:style-name="ce26" office:value-type="string" office:string-value="EVERCEED" calcext:value-type="string">
            <text:p><text:s/>EVERCEED </text:p>
          </table:table-cell>
          <table:table-cell table:style-name="ce27" office:value-type="float" office:value="0" calcext:value-type="float">
            <text:p>-00 </text:p>
          </table:table-cell>
          <table:table-cell table:style-name="ce29" table:formula="of:=[.G13]-[.J13]" office:value-type="float" office:value="14400.8" calcext:value-type="float">
            <text:p><text:s/>14401 </text:p>
          </table:table-cell>
          <table:table-cell table:style-name="ce30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31"/>
          <table:table-cell table:style-name="ce19"/>
          <table:table-cell table:style-name="ce32"/>
          <table:table-cell table:style-name="ce23"/>
          <table:table-cell table:style-name="ce33"/>
          <table:table-cell table:style-name="ce34"/>
          <table:table-cell table:style-name="ce27"/>
          <table:table-cell table:style-name="ce23"/>
          <table:table-cell table:style-name="ce26"/>
          <table:table-cell table:style-name="ce23"/>
          <table:table-cell table:style-name="ce24" table:formula="of:=[.G14]-[.J14]" office:value-type="float" office:value="0" calcext:value-type="float">
            <text:p>- </text:p>
          </table:table-cell>
          <table:table-cell table:style-name="ce8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19" table:number-columns-repeated="2"/>
          <table:table-cell table:style-name="ce38"/>
          <table:table-cell table:style-name="ce37"/>
          <table:table-cell table:style-name="ce28"/>
          <table:table-cell table:style-name="ce23"/>
          <table:table-cell table:style-name="ce27"/>
          <table:table-cell table:style-name="ce23" table:number-columns-repeated="3"/>
          <table:table-cell table:style-name="ce24" table:formula="of:=[.G15]-[.J15]" office:value-type="float" office:value="0" calcext:value-type="float">
            <text:p>- </text:p>
          </table:table-cell>
          <table:table-cell table:style-name="ce8" table:number-columns-repeated="46"/>
          <table:table-cell table:number-columns-repeated="4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111"/>
          <table:table-cell table:style-name="ce118" office:value-type="string" office:string-value="Total" calcext:value-type="string">
            <text:p><text:s/>Total </text:p>
          </table:table-cell>
          <table:table-cell table:style-name="ce118"/>
          <table:table-cell table:style-name="ce55" table:formula="of:=SUM([.D9:.D15])" office:value-type="float" office:value="158372.87" calcext:value-type="float">
            <text:p><text:s/>158373 </text:p>
          </table:table-cell>
          <table:table-cell table:style-name="ce143" table:formula="of:=SUM([.E9:.E15])" office:value-type="float" office:value="206531.65" calcext:value-type="float">
            <text:p>206532 </text:p>
          </table:table-cell>
          <table:table-cell table:style-name="ce143" table:formula="of:=SUM([.F9:.F15])" office:value-type="float" office:value="271459.77" calcext:value-type="float">
            <text:p>271460 </text:p>
          </table:table-cell>
          <table:table-cell table:style-name="ce149" table:formula="of:=[.D16]+[.E16]-[.F16]" office:value-type="float" office:value="93444.75" calcext:value-type="float">
            <text:p><text:s/>93445 </text:p>
          </table:table-cell>
          <table:table-cell table:style-name="ce111" table:number-columns-repeated="2"/>
          <table:table-cell table:style-name="ce55" table:formula="of:=SUM([.J9:.J15])" office:value-type="float" office:value="81714.01" calcext:value-type="float">
            <text:p><text:s/>81714 </text:p>
          </table:table-cell>
          <table:table-cell table:style-name="ce57" table:formula="of:=SUM([.K9:.K15])" office:value-type="float" office:value="11730.74" calcext:value-type="float">
            <text:p><text:s/>11731 </text:p>
          </table:table-cell>
          <table:table-cell table:style-name="ce162" table:number-columns-repeated="1009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8" table:number-columns-repeated="2"/>
          <table:table-cell table:style-name="ce59" office:value-type="string" calcext:value-type="string">
            <text:p>Saldo al</text:p>
          </table:table-cell>
          <table:table-cell table:style-name="ce60" office:value-type="string" office:string-value="Saldo al" calcext:value-type="string">
            <text:p><text:s/>Saldo al </text:p>
          </table:table-cell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/>
          <table:table-cell table:style-name="ce61" office:value-type="string" calcext:value-type="string">
            <text:p>Nota a los estados financieros:</text:p>
          </table:table-cell>
          <table:table-cell table:style-name="ce61"/>
          <table:table-cell table:style-name="ce62" office:value-type="date" office:date-value="2020-12-31" calcext:value-type="date">
            <text:p>31/12/2020</text:p>
          </table:table-cell>
          <table:table-cell table:style-name="ce63" office:value-type="date" office:date-value="2019-12-31" calcext:value-type="date">
            <text:p>31/12/2019</text:p>
          </table:table-cell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/>
          <table:table-cell table:style-name="ce64" table:number-columns-repeated="4"/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/>
          <table:table-cell table:style-name="ce65" office:value-type="string" calcext:value-type="string">
            <text:p>Inventario de tránsito</text:p>
          </table:table-cell>
          <table:table-cell table:style-name="ce64"/>
          <table:table-cell table:style-name="ce27" table:formula="of:=SUM([.G10])" office:value-type="float" office:value="77559.71" calcext:value-type="float">
            <text:p><text:s/>77560 </text:p>
          </table:table-cell>
          <table:table-cell table:style-name="ce27" table:formula="of:=SUM([.J10])" office:value-type="float" office:value="80964.01" calcext:value-type="float">
            <text:p><text:s/>80964 </text:p>
          </table:table-cell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/>
          <table:table-cell table:style-name="ce65" office:value-type="string" calcext:value-type="string">
            <text:p>Mercaderías</text:p>
          </table:table-cell>
          <table:table-cell table:style-name="ce64"/>
          <table:table-cell table:style-name="ce27" table:formula="of:=SUM([.G11:.G13])" office:value-type="float" office:value="15885.04" calcext:value-type="float">
            <text:p><text:s/>15885 </text:p>
          </table:table-cell>
          <table:table-cell table:style-name="ce27" table:formula="of:=SUM([.J11:.J13])" office:value-type="float" office:value="750" calcext:value-type="float">
            <text:p><text:s/>750 </text:p>
          </table:table-cell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/>
          <table:table-cell table:style-name="ce65"/>
          <table:table-cell table:style-name="ce64" table:number-columns-repeated="3"/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/>
          <table:table-cell table:style-name="ce123" office:value-type="string" calcext:value-type="string">
            <text:p>Total</text:p>
          </table:table-cell>
          <table:table-cell table:style-name="ce129"/>
          <table:table-cell table:style-name="ce55" office:value-type="float" office:value="523.89" calcext:value-type="float">
            <text:p><text:s/>524 </text:p>
          </table:table-cell>
          <table:table-cell table:style-name="ce55" office:value-type="float" office:value="3671.75" calcext:value-type="float">
            <text:p><text:s/>3672 </text:p>
          </table:table-cell>
          <table:table-cell table:number-columns-repeated="56"/>
          <table:table-cell table:style-name="ce163" table:number-columns-repeated="959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table:style-name="ce71" office:value-type="string" calcext:value-type="string">
            <text:p>Fuente:</text:p>
          </table:table-cell>
          <table:table-cell table:style-name="ce72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3" office:value-type="string" calcext:value-type="string">
            <text:p>Estados Financieros de la compañía</text:p>
          </table:table-cell>
          <table:table-cell table:style-name="ce73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3" table:number-columns-repeated="15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4" office:value-type="string" calcext:value-type="string">
            <text:p>Objetivo:</text:p>
          </table:table-cell>
          <table:table-cell table:style-name="ce73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3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73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3" office:value-type="string" calcext:value-type="string">
            <text:p>Identificar las principales variaciones de los saldos.</text:p>
          </table:table-cell>
          <table:table-cell table:style-name="ce73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 table:number-rows-repeated="2">
          <table:table-cell table:style-name="ce73" table:number-columns-repeated="15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4" office:value-type="string" calcext:value-type="string">
            <text:p>Observaciones:</text:p>
          </table:table-cell>
          <table:table-cell table:style-name="ce73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3" table:number-columns-repeated="15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>
          <table:table-cell table:style-name="ce75" office:value-type="string" calcext:value-type="string">
            <text:p>Conclusiones (A ser completado por el Auditor a cargo del compromiso):</text:p>
          </table:table-cell>
          <table:table-cell table:style-name="ce73" table:number-columns-repeated="14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 table:number-rows-repeated="84">
          <table:table-cell table:style-name="ce73" table:number-columns-repeated="15"/>
          <table:table-cell table:number-columns-repeated="46"/>
          <table:table-cell table:style-name="ce163" table:number-columns-repeated="959"/>
          <table:table-cell table:number-columns-repeated="4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imientos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85"/>
        <table:table-column table:style-name="co12" table:number-columns-repeated="1017" table:default-cell-style-name="ce1"/>
        <table:table-row table:style-name="ro2">
          <table:table-cell table:style-name="ce101" office:value-type="string" calcext:value-type="string">
            <text:p>SERVICIOS TELCODATA S.A.</text:p>
          </table:table-cell>
          <table:table-cell table:number-columns-repeated="1023"/>
        </table:table-row>
        <table:table-row table:style-name="ro2">
          <table:table-cell table:style-name="ce87" office:value-type="string" calcext:value-type="string">
            <text:p>RESUMEN DE MOVIMIENTOS EN LAS CUENTAS DE INVENTARIOS</text:p>
          </table:table-cell>
          <table:table-cell table:number-columns-repeated="1023"/>
        </table:table-row>
        <table:table-row table:style-name="ro2">
          <table:table-cell table:style-name="ce87" office:value-type="string" calcext:value-type="string">
            <text:p>Al 31 de diciembre del 202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5" office:value-type="string" calcext:value-type="string">
            <text:p>1-2-1-01-01-001</text:p>
          </table:table-cell>
          <table:table-cell table:style-name="ce175" office:value-type="string" calcext:value-type="string">
            <text:p>1-2-1-01-01-002</text:p>
          </table:table-cell>
          <table:table-cell table:style-name="ce182" office:value-type="string" calcext:value-type="string">
            <text:p>1-2-1-02-01-001</text:p>
          </table:table-cell>
          <table:table-cell table:style-name="ce182" office:value-type="string" calcext:value-type="string">
            <text:p>1-2-1-02-01-002</text:p>
          </table:table-cell>
          <table:table-cell table:style-name="ce184"/>
          <table:table-cell table:number-columns-repeated="1017"/>
        </table:table-row>
        <table:table-row table:style-name="ro2">
          <table:table-cell table:number-columns-repeated="2"/>
          <table:table-cell table:style-name="ce176" table:number-columns-repeated="2"/>
          <table:table-cell table:style-name="ce183" office:value-type="string" calcext:value-type="string">
            <text:p>Tramites</text:p>
          </table:table-cell>
          <table:table-cell table:style-name="ce176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77" office:value-type="string" calcext:value-type="string">
            <text:p>En transito</text:p>
          </table:table-cell>
          <table:table-cell table:style-name="ce177" office:value-type="string" calcext:value-type="string">
            <text:p>Guayaquil</text:p>
          </table:table-cell>
          <table:table-cell table:style-name="ce183" office:value-type="string" calcext:value-type="string">
            <text:p>desaduanizacion</text:p>
          </table:table-cell>
          <table:table-cell table:style-name="ce177" office:value-type="string" calcext:value-type="string">
            <text:p>Everxceed</text:p>
          </table:table-cell>
          <table:table-cell table:style-name="ce177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/>
          <table:table-cell table:style-name="ce92" office:value-type="string" calcext:value-type="string">
            <text:p>Saldo inicial (1/1/20)</text:p>
          </table:table-cell>
          <table:table-cell table:style-name="ce178" table:formula="of:=+[Mayor_general.C4]" office:value-type="float" office:value="80964.01" calcext:value-type="float">
            <text:p>80,964.01</text:p>
          </table:table-cell>
          <table:table-cell table:style-name="ce178"/>
          <table:table-cell table:style-name="ce178" office:value-type="float" office:value="750" calcext:value-type="float">
            <text:p>750.00</text:p>
          </table:table-cell>
          <table:table-cell table:style-name="ce178"/>
          <table:table-cell table:style-name="ce178" table:formula="of:=SUM([.C8:.F8])" office:value-type="float" office:value="81714.01" calcext:value-type="float">
            <text:p>81,714.01</text:p>
          </table:table-cell>
          <table:table-cell table:number-columns-repeated="1017"/>
        </table:table-row>
        <table:table-row table:style-name="ro2">
          <table:table-cell/>
          <table:table-cell table:style-name="ce93"/>
          <table:table-cell table:style-name="ce179" table:number-columns-repeated="5"/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Ordenes de compra</text:p>
          </table:table-cell>
          <table:table-cell table:style-name="ce179" table:formula="of:=-[Mayor_general.J1]+[Mayor_general.J2]" office:value-type="float" office:value="-355524.63" calcext:value-type="float">
            <text:p>-355,524.63</text:p>
          </table:table-cell>
          <table:table-cell table:style-name="ce179"/>
          <table:table-cell table:style-name="ce179" table:formula="of:=-SUM([Mayor_general.D119])+[Mayor_general.D151]+[Mayor_general.D161]+[Mayor_general.D162]+[Mayor_general.D164]" office:value-type="float" office:value="-16624.88" calcext:value-type="float">
            <text:p>-16,624.88</text:p>
          </table:table-cell>
          <table:table-cell table:style-name="ce179" table:formula="of:=+[Mayor_general.D188]+[Mayor_general.D189]" office:value-type="float" office:value="97949.39" calcext:value-type="float">
            <text:p>97,949.39</text:p>
          </table:table-cell>
          <table:table-cell table:style-name="ce179" table:formula="of:=SUM([.C10:.F10])" office:value-type="float" office:value="-274200.12" calcext:value-type="float">
            <text:p>-274,200.12</text:p>
          </table:table-cell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N/D por gastos de importacion</text:p>
          </table:table-cell>
          <table:table-cell table:style-name="ce179" table:formula="of:=156890+11474" office:value-type="float" office:value="168364" calcext:value-type="float">
            <text:p>168,364.00</text:p>
          </table:table-cell>
          <table:table-cell table:style-name="ce179" table:number-columns-repeated="3"/>
          <table:table-cell table:style-name="ce179" table:formula="of:=SUM([.C11:.F11])" office:value-type="float" office:value="168364" calcext:value-type="float">
            <text:p>168,364.00</text:p>
          </table:table-cell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Modulo de cuentas por pagar</text:p>
          </table:table-cell>
          <table:table-cell table:style-name="ce179" table:formula="of:=+[Mayor_general.E25]+[Mayor_general.E39]+[Mayor_general.E91]" office:value-type="float" office:value="263086.5" calcext:value-type="float">
            <text:p>263,086.50</text:p>
          </table:table-cell>
          <table:table-cell table:style-name="ce179"/>
          <table:table-cell table:style-name="ce179" table:formula="of:=SUM([Mayor_general.E119])" office:value-type="float" office:value="16206.89" calcext:value-type="float">
            <text:p>16,206.89</text:p>
          </table:table-cell>
          <table:table-cell table:style-name="ce179" table:formula="of:=+[Mayor_general.D167]-[Mayor_general.D188]-[Mayor_general.D189]" office:value-type="float" office:value="159981.1" calcext:value-type="float">
            <text:p>159,981.10</text:p>
          </table:table-cell>
          <table:table-cell table:style-name="ce179" table:formula="of:=SUM([.C12:.F12])" office:value-type="float" office:value="439274.49" calcext:value-type="float">
            <text:p>439,274.49</text:p>
          </table:table-cell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Registro de importaciones</text:p>
          </table:table-cell>
          <table:table-cell table:style-name="ce179"/>
          <table:table-cell table:style-name="ce179" table:formula="of:=SUM([Mayor_general.E96:.E116])" office:value-type="float" office:value="264271.33" calcext:value-type="float">
            <text:p>264,271.33</text:p>
          </table:table-cell>
          <table:table-cell table:style-name="ce179" table:number-columns-repeated="2"/>
          <table:table-cell table:style-name="ce179" table:formula="of:=SUM([.C13:.F13])" office:value-type="float" office:value="264271.33" calcext:value-type="float">
            <text:p>264,271.33</text:p>
          </table:table-cell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Costo de ventas</text:p>
          </table:table-cell>
          <table:table-cell table:style-name="ce179"/>
          <table:table-cell table:style-name="ce179" table:formula="of:=-SUM([Mayor_general.D96:.D116])" office:value-type="float" office:value="-264271.33" calcext:value-type="float">
            <text:p>-264,271.33</text:p>
          </table:table-cell>
          <table:table-cell table:style-name="ce179" table:number-columns-repeated="2"/>
          <table:table-cell table:style-name="ce179" table:formula="of:=SUM([.C14:.F14])" office:value-type="float" office:value="-264271.33" calcext:value-type="float">
            <text:p>-264,271.33</text:p>
          </table:table-cell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Pagos</text:p>
          </table:table-cell>
          <table:table-cell table:style-name="ce179" table:number-columns-repeated="2"/>
          <table:table-cell table:style-name="ce176"/>
          <table:table-cell table:style-name="ce179" table:formula="of:=-[Mayor_general.E167]" office:value-type="float" office:value="-257929.69" calcext:value-type="float">
            <text:p>-257,929.69</text:p>
          </table:table-cell>
          <table:table-cell table:style-name="ce179" table:formula="of:=SUM([.C15:.F15])" office:value-type="float" office:value="-257929.69" calcext:value-type="float">
            <text:p>-257,929.69</text:p>
          </table:table-cell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Otros</text:p>
          </table:table-cell>
          <table:table-cell table:style-name="ce179" table:number-columns-repeated="2"/>
          <table:table-cell table:style-name="ce179" table:formula="of:=1481-332" office:value-type="float" office:value="1149" calcext:value-type="float">
            <text:p>1,149.00</text:p>
          </table:table-cell>
          <table:table-cell table:style-name="ce179"/>
          <table:table-cell table:style-name="ce179" table:formula="of:=SUM([.C16:.F16])" office:value-type="float" office:value="1149" calcext:value-type="float">
            <text:p>1,149.00</text:p>
          </table:table-cell>
          <table:table-cell table:number-columns-repeated="1017"/>
        </table:table-row>
        <table:table-row table:style-name="ro2">
          <table:table-cell/>
          <table:table-cell table:style-name="ce93"/>
          <table:table-cell table:style-name="ce179" table:number-columns-repeated="5"/>
          <table:table-cell table:number-columns-repeated="1017"/>
        </table:table-row>
        <table:table-row table:style-name="ro2">
          <table:table-cell/>
          <table:table-cell table:style-name="ce98" office:value-type="string" calcext:value-type="string">
            <text:p>Saldo final (31/10/20)</text:p>
          </table:table-cell>
          <table:table-cell table:style-name="ce180" table:formula="of:=SUM([.C8:.C17])" office:value-type="float" office:value="156889.88" calcext:value-type="float">
            <text:p>156,889.88</text:p>
          </table:table-cell>
          <table:table-cell table:style-name="ce180" table:formula="of:=SUM([.D8:.D17])" office:value-type="float" office:value="0" calcext:value-type="float">
            <text:p>0.00</text:p>
          </table:table-cell>
          <table:table-cell table:style-name="ce180" table:formula="of:=SUM([.E8:.E17])" office:value-type="float" office:value="1481.01" calcext:value-type="float">
            <text:p>1,481.01</text:p>
          </table:table-cell>
          <table:table-cell table:style-name="ce180" table:formula="of:=SUM([.F8:.F17])" office:value-type="float" office:value="0.799999999988359" calcext:value-type="float">
            <text:p>0.80</text:p>
          </table:table-cell>
          <table:table-cell table:style-name="ce180" table:formula="of:=SUM([.G8:.G17])" office:value-type="float" office:value="158371.69" calcext:value-type="float">
            <text:p>158,371.69</text:p>
          </table:table-cell>
          <table:table-cell table:number-columns-repeated="1017"/>
        </table:table-row>
        <table:table-row table:style-name="ro2">
          <table:table-cell/>
          <table:table-cell table:style-name="ce94"/>
          <table:table-cell table:style-name="ce178" table:number-columns-repeated="5"/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Ordenes de compra</text:p>
          </table:table-cell>
          <table:table-cell table:style-name="ce179" office:value-type="float" office:value="-127794.93" calcext:value-type="float">
            <text:p>-127,794.93</text:p>
          </table:table-cell>
          <table:table-cell table:style-name="ce179"/>
          <table:table-cell table:style-name="ce179" office:value-type="float" office:value="-15869.91" calcext:value-type="float">
            <text:p>-15,869.91</text:p>
          </table:table-cell>
          <table:table-cell table:style-name="Default" office:value-type="float" office:value="0" calcext:value-type="float">
            <text:p>0</text:p>
          </table:table-cell>
          <table:table-cell table:style-name="ce179" table:formula="of:=SUM([.C20:.F20])" office:value-type="float" office:value="-143664.84" calcext:value-type="float">
            <text:p>-143,664.84</text:p>
          </table:table-cell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N/D por gastos de importacion</text:p>
          </table:table-cell>
          <table:table-cell table:style-name="ce179" office:value-type="float" office:value="27492.81" calcext:value-type="float">
            <text:p>27,492.81</text:p>
          </table:table-cell>
          <table:table-cell table:style-name="ce179" table:number-columns-repeated="3"/>
          <table:table-cell table:style-name="ce179" table:formula="of:=SUM([.C21:.F21])" office:value-type="float" office:value="27492.81" calcext:value-type="float">
            <text:p>27,492.81</text:p>
          </table:table-cell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Modulo de cuentas por pagar</text:p>
          </table:table-cell>
          <table:table-cell table:style-name="ce179" office:value-type="float" office:value="0" calcext:value-type="float">
            <text:p>0.00</text:p>
          </table:table-cell>
          <table:table-cell table:style-name="ce179"/>
          <table:table-cell table:style-name="ce179" office:value-type="float" office:value="15869.91" calcext:value-type="float">
            <text:p>15,869.91</text:p>
          </table:table-cell>
          <table:table-cell table:style-name="ce179" office:value-type="float" office:value="14400" calcext:value-type="float">
            <text:p>14,400.00</text:p>
          </table:table-cell>
          <table:table-cell table:style-name="ce179" table:formula="of:=SUM([.C22:.F22])" office:value-type="float" office:value="30269.91" calcext:value-type="float">
            <text:p>30,269.91</text:p>
          </table:table-cell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Registro de importaciones</text:p>
          </table:table-cell>
          <table:table-cell table:style-name="ce179" office:value-type="float" office:value="5632.54" calcext:value-type="float">
            <text:p>5,632.54</text:p>
          </table:table-cell>
          <table:table-cell table:style-name="ce179" office:value-type="float" office:value="127794.93" calcext:value-type="float">
            <text:p>127,794.93</text:p>
          </table:table-cell>
          <table:table-cell table:style-name="ce179" table:number-columns-repeated="2"/>
          <table:table-cell table:style-name="ce179" table:formula="of:=SUM([.C23:.F23])" office:value-type="float" office:value="133427.47" calcext:value-type="float">
            <text:p>133,427.47</text:p>
          </table:table-cell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Costo de ventas</text:p>
          </table:table-cell>
          <table:table-cell table:style-name="Default" office:value-type="float" office:value="15338.46" calcext:value-type="float">
            <text:p>15338.46</text:p>
          </table:table-cell>
          <table:table-cell table:style-name="ce179" office:value-type="float" office:value="-127794.93" calcext:value-type="float">
            <text:p>-127,794.93</text:p>
          </table:table-cell>
          <table:table-cell table:style-name="ce179" table:number-columns-repeated="2"/>
          <table:table-cell table:style-name="ce179" table:formula="of:=SUM([.C24:.F24])" office:value-type="float" office:value="-112456.47" calcext:value-type="float">
            <text:p>-112,456.47</text:p>
          </table:table-cell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Pagos</text:p>
          </table:table-cell>
          <table:table-cell table:style-name="ce179" table:number-columns-repeated="2"/>
          <table:table-cell table:style-name="ce176"/>
          <table:table-cell table:style-name="ce179" office:value-type="float" office:value="0" calcext:value-type="float">
            <text:p>0.00</text:p>
          </table:table-cell>
          <table:table-cell table:style-name="ce179" table:formula="of:=SUM([.C25:.F25])"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/>
          <table:table-cell table:style-name="ce95" office:value-type="string" calcext:value-type="string">
            <text:p>Otros</text:p>
          </table:table-cell>
          <table:table-cell table:style-name="ce179" office:value-type="float" office:value="0" calcext:value-type="float">
            <text:p>0.00</text:p>
          </table:table-cell>
          <table:table-cell table:style-name="ce179"/>
          <table:table-cell table:style-name="ce179" office:value-type="float" office:value="3" calcext:value-type="float">
            <text:p>3.00</text:p>
          </table:table-cell>
          <table:table-cell table:style-name="ce179"/>
          <table:table-cell table:style-name="ce179" table:formula="of:=SUM([.C26:.F26])" office:value-type="float" office:value="3" calcext:value-type="float">
            <text:p>3.00</text:p>
          </table:table-cell>
          <table:table-cell table:number-columns-repeated="1017"/>
        </table:table-row>
        <table:table-row table:style-name="ro2">
          <table:table-cell/>
          <table:table-cell table:style-name="ce173"/>
          <table:table-cell table:style-name="ce176" table:number-columns-repeated="5"/>
          <table:table-cell table:number-columns-repeated="1017"/>
        </table:table-row>
        <table:table-row table:style-name="ro2">
          <table:table-cell/>
          <table:table-cell table:style-name="ce98" office:value-type="string" calcext:value-type="string">
            <text:p>Saldo final (31/12/20)</text:p>
          </table:table-cell>
          <table:table-cell table:style-name="ce181" table:formula="of:=SUM([.C18:.C27])" office:value-type="float" office:value="77558.76" calcext:value-type="float">
            <text:p>77,558.76</text:p>
          </table:table-cell>
          <table:table-cell table:style-name="ce181" table:formula="of:=SUM([.D18:.D27])" office:value-type="float" office:value="0" calcext:value-type="float">
            <text:p>0.00</text:p>
          </table:table-cell>
          <table:table-cell table:style-name="ce181" table:formula="of:=SUM([.E18:.E27])" office:value-type="float" office:value="1484.01" calcext:value-type="float">
            <text:p>1,484.01</text:p>
          </table:table-cell>
          <table:table-cell table:style-name="ce181" table:formula="of:=SUM([.F18:.F27])" office:value-type="float" office:value="14400.8" calcext:value-type="float">
            <text:p>14,400.80</text:p>
          </table:table-cell>
          <table:table-cell table:style-name="ce181" table:formula="of:=SUM([.G18:.G27])" office:value-type="float" office:value="93443.57" calcext:value-type="float">
            <text:p>93,443.57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or_general" table:style-name="ta3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8" table:number-columns-repeated="1013" table:default-cell-style-name="ce1"/>
        <table:table-row table:style-name="ro2">
          <table:table-cell table:number-columns-repeated="3"/>
          <table:table-cell table:style-name="ce88" office:value-type="string" calcext:value-type="string">
            <text:p>Creditos</text:p>
          </table:table-cell>
          <table:table-cell table:style-name="ce88" office:value-type="string" calcext:value-type="string">
            <text:p>Debitos</text:p>
          </table:table-cell>
          <table:table-cell table:style-name="ce88" office:value-type="string" calcext:value-type="string">
            <text:p>Saldo</text:p>
          </table:table-cell>
          <table:table-cell/>
          <table:table-cell table:style-name="ce90" office:value-type="string" calcext:value-type="string">
            <text:p>Ordenes de compra</text:p>
          </table:table-cell>
          <table:table-cell/>
          <table:table-cell table:style-name="ce85" table:formula="of:=+[.D4]" office:value-type="float" office:value="340198.15" calcext:value-type="float">
            <text:p>340,198.15</text:p>
          </table:table-cell>
          <table:table-cell table:number-columns-repeated="1014"/>
        </table:table-row>
        <table:table-row table:style-name="ro4">
          <table:table-cell table:style-name="ce83" office:value-type="string" calcext:value-type="string">
            <text:p>1-2-1-01</text:p>
          </table:table-cell>
          <table:table-cell table:style-name="ce84" office:value-type="string" calcext:value-type="string">
            <text:p>INVENTARIO</text:p>
          </table:table-cell>
          <table:table-cell table:style-name="ce85" office:value-type="float" office:value="80964.01" calcext:value-type="float">
            <text:p>80,964.01</text:p>
          </table:table-cell>
          <table:table-cell table:style-name="ce85" table:number-columns-repeated="3"/>
          <table:table-cell table:number-columns-repeated="2"/>
          <table:table-cell table:style-name="ce85"/>
          <table:table-cell table:style-name="ce85" table:formula="of:=-SUM([.E44:.E67];[.E82:.E90])" office:value-type="float" office:value="-15326.48" calcext:value-type="float">
            <text:p>-15,326.48</text:p>
          </table:table-cell>
          <table:table-cell table:number-columns-repeated="1014"/>
        </table:table-row>
        <table:table-row table:style-name="ro4">
          <table:table-cell table:style-name="ce83" office:value-type="string" calcext:value-type="string">
            <text:p>1-2-1-01-01</text:p>
          </table:table-cell>
          <table:table-cell table:style-name="ce84" office:value-type="string" calcext:value-type="string">
            <text:p>INVENTARIO BODEGA</text:p>
          </table:table-cell>
          <table:table-cell table:style-name="ce85" office:value-type="float" office:value="80964.01" calcext:value-type="float">
            <text:p>80,964.01</text:p>
          </table:table-cell>
          <table:table-cell table:style-name="ce85" table:number-columns-repeated="3"/>
          <table:table-cell table:number-columns-repeated="2"/>
          <table:table-cell table:style-name="ce85" table:number-columns-repeated="2"/>
          <table:table-cell table:number-columns-repeated="1014"/>
        </table:table-row>
        <table:table-row table:style-name="ro4">
          <table:table-cell table:style-name="ce83" office:value-type="string" calcext:value-type="string">
            <text:p>1-2-1-01-01-001</text:p>
          </table:table-cell>
          <table:table-cell table:style-name="ce84" office:value-type="string" calcext:value-type="string">
            <text:p>INVENTARIO EN TRANSITO</text:p>
          </table:table-cell>
          <table:table-cell table:style-name="ce85" office:value-type="float" office:value="80964.01" calcext:value-type="float">
            <text:p>80,964.01</text:p>
          </table:table-cell>
          <table:table-cell table:style-name="ce85" office:value-type="float" office:value="340198.15" calcext:value-type="float">
            <text:p>340,198.15</text:p>
          </table:table-cell>
          <table:table-cell table:style-name="ce85" office:value-type="float" office:value="264271.33" calcext:value-type="float">
            <text:p>264,271.33</text:p>
          </table:table-cell>
          <table:table-cell table:style-name="ce85" office:value-type="float" office:value="156890.83" calcext:value-type="float">
            <text:p>156,890.8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 table:number-columns-repeated="3"/>
          <table:table-cell table:style-name="ce85" table:number-columns-repeated="2"/>
          <table:table-cell table:number-columns-repeated="195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1,076.0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502" calcext:value-type="float">
            <text:p>169502</text:p>
          </table:table-cell>
          <table:table-cell table:style-name="ce86" office:value-type="date" office:date-value="2020-01-31" calcext:value-type="date">
            <text:p>31/01/2020</text:p>
          </table:table-cell>
          <table:table-cell office:value-type="string" calcext:value-type="string">
            <text:p>ND 017592-0 :ND:0-017592 TD020-19 SERV.TRANSF ENV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1,096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702" calcext:value-type="float">
            <text:p>169702</text:p>
          </table:table-cell>
          <table:table-cell table:style-name="ce86" office:value-type="date" office:date-value="2020-01-31" calcext:value-type="date">
            <text:p>31/01/2020</text:p>
          </table:table-cell>
          <table:table-cell office:value-type="string" calcext:value-type="string">
            <text:p>ND 00175792-0 :ND:0-00175792 GSTO EXTERIOR TRANSF.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2,177.3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081.29" calcext:value-type="float">
            <text:p>1,081.29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602" calcext:value-type="float">
            <text:p>169602</text:p>
          </table:table-cell>
          <table:table-cell table:style-name="ce86" office:value-type="date" office:date-value="2020-01-31" calcext:value-type="date">
            <text:p>31/01/2020</text:p>
          </table:table-cell>
          <table:table-cell office:value-type="string" calcext:value-type="string">
            <text:p>ND 0175792-0 :ND:0-0175792 Impuesto salidas de div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36,888.84</text:p>
          </table:table-cell>
          <table:table-cell table:style-name="ce85" office:value-type="float" office:value="45288.46" calcext:value-type="float">
            <text:p>45,288.46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- REGISTRO DE INVENTARIO POR IMPORTACIﾓN 280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7,171.47</text:p>
          </table:table-cell>
          <table:table-cell office:value-type="float" office:value="0" calcext:value-type="float">
            <text:p>0</text:p>
          </table:table-cell>
          <table:table-cell office:value-type="float" office:value="282.63" calcext:value-type="float">
            <text:p>282.6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802" calcext:value-type="float">
            <text:p>1708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00174006-0 :ND:0-00174006 IMPUESTO A LA SALIDA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7,191.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902" calcext:value-type="float">
            <text:p>1709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00017406-0 :ND:0-00017406 GASTO EXTERIOR TRANSF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7,356.96</text:p>
          </table:table-cell>
          <table:table-cell office:value-type="float" office:value="0" calcext:value-type="float">
            <text:p>0</text:p>
          </table:table-cell>
          <table:table-cell office:value-type="float" office:value="165.49" calcext:value-type="float">
            <text:p>165.4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7,357.5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502" calcext:value-type="float">
            <text:p>1715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550638-0 :ND:0-550638 CARGO MAS IVA POR RECAUDA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7,452.93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702" calcext:value-type="float">
            <text:p>1707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0174006-0 :ND:0-0174006 Cargo mas iva por serv.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5,727.51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8274.58" calcext:value-type="float">
            <text:p>8,274.58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-6,030.74</text:p>
          </table:table-cell>
          <table:table-cell table:style-name="ce85" office:value-type="float" office:value="51758.25" calcext:value-type="float">
            <text:p>51,758.25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- REGISTRO DE INVENTARIO POR IMPORTACIﾓN 320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824.77</text:p>
          </table:table-cell>
          <table:table-cell office:value-type="float" office:value="0" calcext:value-type="float">
            <text:p>0</text:p>
          </table:table-cell>
          <table:table-cell office:value-type="float" office:value="205.97" calcext:value-type="float">
            <text:p>205.9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824.20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902" calcext:value-type="float">
            <text:p>1719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1311450-0 :ND:0-1311450 cargo mas iva recaudac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728.8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102" calcext:value-type="float">
            <text:p>1721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0174555-0 :ND:0-0174555 Cargo mas iva por serv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708.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302" calcext:value-type="float">
            <text:p>1723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000174555-0 :ND:0-000174555 Gatos exterior tran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613.4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102" calcext:value-type="float">
            <text:p>1731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0175934-0 :ND:0-0175934 Cargo mas iva por serv.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330.77</text:p>
          </table:table-cell>
          <table:table-cell office:value-type="float" office:value="0" calcext:value-type="float">
            <text:p>0</text:p>
          </table:table-cell>
          <table:table-cell office:value-type="float" office:value="282.63" calcext:value-type="float">
            <text:p>282.6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202" calcext:value-type="float">
            <text:p>1732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00175934-0 :ND:0-00175934 Impuesto salida de d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5,310.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302" calcext:value-type="float">
            <text:p>1733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000175934-0 :ND:0-000175934 Gasto exterior tran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,987.93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0298.7" calcext:value-type="float">
            <text:p>10,298.7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5,201.10</text:p>
          </table:table-cell>
          <table:table-cell office:value-type="float" office:value="0" calcext:value-type="float">
            <text:p>0</text:p>
          </table:table-cell>
          <table:table-cell office:value-type="float" office:value="213.17" calcext:value-type="float">
            <text:p>213.17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202" calcext:value-type="float">
            <text:p>1722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00174555-0 :ND:0-00174555 Impuesto salida de d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3,726.1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68525" calcext:value-type="float">
            <text:p>68,525.0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3,838.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002" calcext:value-type="float">
            <text:p>1740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0176136-0 :ND:0-0176136 CARGO MAS IVA TRANSFERE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5,148.6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310.5" calcext:value-type="float">
            <text:p>1,310.5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102" calcext:value-type="float">
            <text:p>1741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00176136-0 :ND:0-00176136 IMPUESTO SALIDA DIVIS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5,168.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102" calcext:value-type="float">
            <text:p>1751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000176191-0 :ND:0-000176191 GASTO EXT. TRANSF.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5,280.6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902" calcext:value-type="float">
            <text:p>1749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0176191-0 :ND:0-0176191 CARGO MAS IVA SERV. TRA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5,905.85</text:p>
          </table:table-cell>
          <table:table-cell office:value-type="float" office:value="0" calcext:value-type="float">
            <text:p>0</text:p>
          </table:table-cell>
          <table:table-cell office:value-type="float" office:value="625.25" calcext:value-type="float">
            <text:p>625.2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002" calcext:value-type="float">
            <text:p>1750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00176191-0 :ND:0-00176191 IMPUESTO SALIDA DIVID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5,925.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202" calcext:value-type="float">
            <text:p>1742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000176136-0 :ND:0-000176136 GASTO EXTERIOR TRAN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6,021.25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302" calcext:value-type="float">
            <text:p>1763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6080-0 :ND:0-1766080 CARGO MAS IVA TRANSF. E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6,234.42</text:p>
          </table:table-cell>
          <table:table-cell office:value-type="float" office:value="0" calcext:value-type="float">
            <text:p>0</text:p>
          </table:table-cell>
          <table:table-cell office:value-type="float" office:value="213.17" calcext:value-type="float">
            <text:p>213.17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402" calcext:value-type="float">
            <text:p>1764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60800-0 :ND:0-17660800 IMPUESTO SALIDA DE D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6,254.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902" calcext:value-type="float">
            <text:p>1769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769000-0 :ND:0-176769000 GASTO EXT. TRANSF.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6,366.4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702" calcext:value-type="float">
            <text:p>1767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7690-0 :ND:0-1767690 CARGO MAS IVA SERV. TRA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7,051.67</text:p>
          </table:table-cell>
          <table:table-cell office:value-type="float" office:value="0" calcext:value-type="float">
            <text:p>0</text:p>
          </table:table-cell>
          <table:table-cell office:value-type="float" office:value="685.25" calcext:value-type="float">
            <text:p>685.25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802" calcext:value-type="float">
            <text:p>1768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76900-0 :ND:0-17676900 IMPUESTO SALIDA DIVIS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7,071.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502" calcext:value-type="float">
            <text:p>1765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608000-0 :ND:0-176608000 GASTOS EXT. TRANF.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31,691.59</text:p>
          </table:table-cell>
          <table:table-cell table:style-name="ce85" office:value-type="float" office:value="45380.08" calcext:value-type="float">
            <text:p>45,380.08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- REGISTRO DE INVENTARIO POR IMPORTACIﾓN 300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6,325.39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54633.8" calcext:value-type="float">
            <text:p>54,633.8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6,345.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002" calcext:value-type="float">
            <text:p>1790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0000176883-0 :ND:0-0000176883 GASTO DEL EXTERIO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04,012.95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7667.56" calcext:value-type="float">
            <text:p>17,667.56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04,366.30</text:p>
          </table:table-cell>
          <table:table-cell office:value-type="float" office:value="0" calcext:value-type="float">
            <text:p>0</text:p>
          </table:table-cell>
          <table:table-cell office:value-type="float" office:value="353.35" calcext:value-type="float">
            <text:p>353.3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04,366.8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702" calcext:value-type="float">
            <text:p>1797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7167840-0 :ND:0-7167840 CARGO MAS IVA POR RECAU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6,246.87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880" calcext:value-type="float">
            <text:p>1,880.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0 <text:s/>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6,421.8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1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7,202.27</text:p>
          </table:table-cell>
          <table:table-cell office:value-type="float" office:value="0" calcext:value-type="float">
            <text:p>0</text:p>
          </table:table-cell>
          <table:table-cell office:value-type="float" office:value="780.4" calcext:value-type="float">
            <text:p>780.4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4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7,222.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5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7,498.57</text:p>
          </table:table-cell>
          <table:table-cell office:value-type="float" office:value="0" calcext:value-type="float">
            <text:p>0</text:p>
          </table:table-cell>
          <table:table-cell office:value-type="float" office:value="276.3" calcext:value-type="float">
            <text:p>276.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9335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7,943.11</text:p>
          </table:table-cell>
          <table:table-cell office:value-type="float" office:value="0" calcext:value-type="float">
            <text:p>0</text:p>
          </table:table-cell>
          <table:table-cell office:value-type="float" office:value="444.54" calcext:value-type="float">
            <text:p>444.54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8,143.1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23860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8,278.1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2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8,340.61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3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8,580.6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8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8,812.71</text:p>
          </table:table-cell>
          <table:table-cell office:value-type="float" office:value="0" calcext:value-type="float">
            <text:p>0</text:p>
          </table:table-cell>
          <table:table-cell office:value-type="float" office:value="232.1" calcext:value-type="float">
            <text:p>232.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66910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8,872.40</text:p>
          </table:table-cell>
          <table:table-cell office:value-type="float" office:value="0" calcext:value-type="float">
            <text:p>0</text:p>
          </table:table-cell>
          <table:table-cell office:value-type="float" office:value="59.69" calcext:value-type="float">
            <text:p>59.6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64304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1,612.4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740" calcext:value-type="float">
            <text:p>2,740.0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7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1,787.4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8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2,586.60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379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2,606.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9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2,856.6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0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2,931.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1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3,617.09</text:p>
          </table:table-cell>
          <table:table-cell office:value-type="float" office:value="0" calcext:value-type="float">
            <text:p>0</text:p>
          </table:table-cell>
          <table:table-cell office:value-type="float" office:value="685.49" calcext:value-type="float">
            <text:p>685.4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5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3,857.0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6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4,057.0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22500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4,851.17</text:p>
          </table:table-cell>
          <table:table-cell office:value-type="float" office:value="0" calcext:value-type="float">
            <text:p>0</text:p>
          </table:table-cell>
          <table:table-cell office:value-type="float" office:value="794.08" calcext:value-type="float">
            <text:p>794.0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4211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5,101.1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099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15,351.1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311 LIQUIDACIﾓN DE IMPORTACIﾓN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5,463.1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802" calcext:value-type="float">
            <text:p>1788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0176883-0 :ND:0-0176883 CARGO MAS IVA POR SERV.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7,042.18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579.01" calcext:value-type="float">
            <text:p>1,579.0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902" calcext:value-type="float">
            <text:p>1789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00176883-0 :ND:0-00176883 Impuesto a la salida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1,662.10</text:p>
          </table:table-cell>
          <table:table-cell table:style-name="ce85" office:value-type="float" office:value="45380.08" calcext:value-type="float">
            <text:p>45,380.08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7-02" calcext:value-type="date">
            <text:p>02/07/2020</text:p>
          </table:table-cell>
          <table:table-cell office:value-type="string" calcext:value-type="string">
            <text:p>PO #TD021-20 Everexcced - Registro de inventario por importaci 300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1,774.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102" calcext:value-type="float">
            <text:p>1811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177532-0 :ND:0-177532 CARGO MAS IVA POR SERV.TR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2,260.59</text:p>
          </table:table-cell>
          <table:table-cell office:value-type="float" office:value="0" calcext:value-type="float">
            <text:p>0</text:p>
          </table:table-cell>
          <table:table-cell office:value-type="float" office:value="486.49" calcext:value-type="float">
            <text:p>486.4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202" calcext:value-type="float">
            <text:p>1812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0177532-0 :ND:0-00177532 Impjuesto salida div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2,280.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302" calcext:value-type="float">
            <text:p>1813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000177532-0 :ND:0-0000177532 GASTO DEL EXTERIO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2,392.5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102" calcext:value-type="float">
            <text:p>1821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00177695-0 :ND:0-000177695 CARGO MAS IVA POR S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3,092.23</text:p>
          </table:table-cell>
          <table:table-cell office:value-type="float" office:value="0" calcext:value-type="float">
            <text:p>0</text:p>
          </table:table-cell>
          <table:table-cell office:value-type="float" office:value="699.64" calcext:value-type="float">
            <text:p>699.6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202" calcext:value-type="float">
            <text:p>1822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0177695-0 :ND:0-00177695 IMPUESTO SALIDA DIVIS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3,112.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302" calcext:value-type="float">
            <text:p>1823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177695-0 :ND:0-0177695 GASTO DEL EXTERIOR TRAN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7,329.22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4216.99" calcext:value-type="float">
            <text:p>14,216.9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7,613.56</text:p>
          </table:table-cell>
          <table:table-cell office:value-type="float" office:value="0" calcext:value-type="float">
            <text:p>0</text:p>
          </table:table-cell>
          <table:table-cell office:value-type="float" office:value="284.34" calcext:value-type="float">
            <text:p>284.3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87,614.13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502" calcext:value-type="float">
            <text:p>1825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35847-0 :ND:0-35847 CARGO MAS IVA POR RECAUDACI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50,747.34</text:p>
          </table:table-cell>
          <table:table-cell table:style-name="ce85" office:value-type="float" office:value="36866.79" calcext:value-type="float">
            <text:p>36,866.79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Registro 270 baterias DM-12120 inventario por importaci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,149.67</text:p>
          </table:table-cell>
          <table:table-cell table:style-name="ce85" office:value-type="float" office:value="39597.67" calcext:value-type="float">
            <text:p>39,597.67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Registro 290 baterias HR-1280 de inventario por importaci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,966.27</text:p>
          </table:table-cell>
          <table:table-cell office:value-type="float" office:value="0" calcext:value-type="float">
            <text:p>0</text:p>
          </table:table-cell>
          <table:table-cell office:value-type="float" office:value="816.6" calcext:value-type="float">
            <text:p>816.6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2,436.20</text:p>
          </table:table-cell>
          <table:table-cell office:value-type="float" office:value="0" calcext:value-type="float">
            <text:p>0</text:p>
          </table:table-cell>
          <table:table-cell office:value-type="float" office:value="469.93" calcext:value-type="float">
            <text:p>469.9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2,676.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2,876.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3,011.2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3,073.70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3,248.7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5,268.7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020" calcext:value-type="float">
            <text:p>2,020.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5,491.85</text:p>
          </table:table-cell>
          <table:table-cell office:value-type="float" office:value="0" calcext:value-type="float">
            <text:p>0</text:p>
          </table:table-cell>
          <table:table-cell office:value-type="float" office:value="223.15" calcext:value-type="float">
            <text:p>223.1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55,419.55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39927.7" calcext:value-type="float">
            <text:p>139,927.7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56,758.83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339.28" calcext:value-type="float">
            <text:p>1,339.2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402" calcext:value-type="float">
            <text:p>186402</text:p>
          </table:table-cell>
          <table:table-cell table:style-name="ce86" office:value-type="date" office:date-value="2020-10-31" calcext:value-type="date">
            <text:p>31/10/2020</text:p>
          </table:table-cell>
          <table:table-cell office:value-type="string" calcext:value-type="string">
            <text:p>ND 122553-1 :ND:1-122553 EverExceed - PO #TD023-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56,870.8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502" calcext:value-type="float">
            <text:p>186502</text:p>
          </table:table-cell>
          <table:table-cell table:style-name="ce86" office:value-type="date" office:date-value="2020-10-31" calcext:value-type="date">
            <text:p>31/10/2020</text:p>
          </table:table-cell>
          <table:table-cell office:value-type="string" calcext:value-type="string">
            <text:p>ND 122553-2 :ND:2-122553 CARGO MAS IVA POR SERV.TR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56,890.8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602" calcext:value-type="float">
            <text:p>186602</text:p>
          </table:table-cell>
          <table:table-cell table:style-name="ce86" office:value-type="date" office:date-value="2020-10-31" calcext:value-type="date">
            <text:p>31/10/2020</text:p>
          </table:table-cell>
          <table:table-cell office:value-type="string" calcext:value-type="string">
            <text:p>ND 122553-3 :ND:3-122553 GASTO DEL EXTERIOR TRANSF</text:p>
          </table:table-cell>
          <table:table-cell/>
          <table:table-cell table:style-name="ce85"/>
          <table:table-cell table:number-columns-repeated="1011"/>
        </table:table-row>
        <table:table-row table:style-name="ro4">
          <table:table-cell table:style-name="ce83" office:value-type="string" calcext:value-type="string">
            <text:p>1-2-1-01-01-002</text:p>
          </table:table-cell>
          <table:table-cell table:style-name="ce84" office:value-type="string" calcext:value-type="string">
            <text:p>INVENTARIO GUAYAQUI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5" office:value-type="float" office:value="264271.33" calcext:value-type="float">
            <text:p>264,271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 table:number-columns-repeated="2"/>
          <table:table-cell table:style-name="ce85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 table:number-columns-repeated="2"/>
          <table:table-cell table:style-name="ce85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 table:number-columns-repeated="2"/>
          <table:table-cell table:style-name="ce85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 table:number-columns-repeated="2"/>
          <table:table-cell table:style-name="ce85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 table:number-columns-repeated="3"/>
          <table:table-cell table:style-name="ce85" table:number-columns-repeated="2"/>
          <table:table-cell table:number-columns-repeated="816"/>
        </table:table-row>
        <table:table-row table:style-name="ro2">
          <table:table-cell table:number-columns-repeated="2"/>
          <table:table-cell table:style-name="ce83" office:value-type="string" calcext:value-type="string">
            <text:p>-11,969.09</text:p>
          </table:table-cell>
          <table:table-cell table:style-name="ce85" office:value-type="float" office:value="11969.09" calcext:value-type="float">
            <text:p>11,969.09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74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24,908.65</text:p>
          </table:table-cell>
          <table:table-cell table:style-name="ce85" office:value-type="float" office:value="12939.56" calcext:value-type="float">
            <text:p>12,939.56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80 BATERIAS HR-128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20,379.81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45288.46" calcext:value-type="float">
            <text:p>45,288.4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- REGISTRO DE INVENTARIO POR IMPORTACIﾓN 280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table:style-name="ce85" office:value-type="float" office:value="20379.81" calcext:value-type="float">
            <text:p>20,379.81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126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14,880.49</text:p>
          </table:table-cell>
          <table:table-cell table:style-name="ce85" office:value-type="float" office:value="14880.49" calcext:value-type="float">
            <text:p>14,880.49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29,760.98</text:p>
          </table:table-cell>
          <table:table-cell table:style-name="ce85" office:value-type="float" office:value="14880.49" calcext:value-type="float">
            <text:p>14,880.49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44,641.47</text:p>
          </table:table-cell>
          <table:table-cell table:style-name="ce85" office:value-type="float" office:value="14880.49" calcext:value-type="float">
            <text:p>14,880.49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7,116.78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51758.25" calcext:value-type="float">
            <text:p>51,758.25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- REGISTRO DE INVENTARIO POR IMPORTACIﾓN 320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table:style-name="ce85" office:value-type="float" office:value="7116.78" calcext:value-type="float">
            <text:p>7,116.78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44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30,253.39</text:p>
          </table:table-cell>
          <table:table-cell table:style-name="ce85" office:value-type="float" office:value="30253.39" calcext:value-type="float">
            <text:p>30,253.39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200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5,126.69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45380.08" calcext:value-type="float">
            <text:p>45,380.08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- REGISTRO DE INVENTARIO POR IMPORTACIﾓN 300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table:style-name="ce85" office:value-type="float" office:value="15126.69" calcext:value-type="float">
            <text:p>15,126.69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100 BATERIAS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5,380.08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45380.08" calcext:value-type="float">
            <text:p>45,380.0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7-02" calcext:value-type="date">
            <text:p>02/07/2020</text:p>
          </table:table-cell>
          <table:table-cell office:value-type="string" calcext:value-type="string">
            <text:p>PO #TD021-20 Everexcced - Registro de inventario por importaci 300 baterias DM-12120 y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0,253.39</text:p>
          </table:table-cell>
          <table:table-cell table:style-name="ce85" office:value-type="float" office:value="15126.69" calcext:value-type="float">
            <text:p>15,126.69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100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5,412.84</text:p>
          </table:table-cell>
          <table:table-cell table:style-name="ce85" office:value-type="float" office:value="4840.55" calcext:value-type="float">
            <text:p>4,840.5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32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2,706.42</text:p>
          </table:table-cell>
          <table:table-cell table:style-name="ce85" office:value-type="float" office:value="12706.42" calcext:value-type="float">
            <text:p>12,706.4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table:style-name="ce85" office:value-type="float" office:value="12706.42" calcext:value-type="float">
            <text:p>12,706.4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36,866.79</text:p>
          </table:table-cell>
          <table:table-cell table:style-name="ce85" office:value-type="float" office:value="36866.79" calcext:value-type="float">
            <text:p>36,866.79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Costeo de 270 baterias DM-1212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36866.79" calcext:value-type="float">
            <text:p>36,866.7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Registro 270 baterias DM-12120 inventario por importaci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39,597.67</text:p>
          </table:table-cell>
          <table:table-cell table:style-name="ce85" office:value-type="float" office:value="39597.67" calcext:value-type="float">
            <text:p>39,597.67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Costeo de 290 baterias HR-1280</text:p>
          </table:table-cell>
          <table:table-cell/>
          <table:table-cell table:style-name="ce85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39597.67" calcext:value-type="float">
            <text:p>39,597.67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Registro 290 baterias HR-1280 de inventario por importaci</text:p>
          </table:table-cell>
          <table:table-cell/>
          <table:table-cell table:style-name="ce85"/>
          <table:table-cell table:number-columns-repeated="1011"/>
        </table:table-row>
        <table:table-row table:style-name="ro4">
          <table:table-cell table:style-name="ce83" office:value-type="string" calcext:value-type="string">
            <text:p>1-2-1-02</text:p>
          </table:table-cell>
          <table:table-cell table:style-name="ce84" office:value-type="string" calcext:value-type="string">
            <text:p>IMPORTACIONES</text:p>
          </table:table-cell>
          <table:table-cell office:value-type="float" office:value="750" calcext:value-type="float">
            <text:p>750</text:p>
          </table:table-cell>
          <table:table-cell table:style-name="ce85" table:number-columns-repeated="3"/>
          <table:table-cell table:number-columns-repeated="2"/>
          <table:table-cell table:style-name="ce85" table:number-columns-repeated="2"/>
          <table:table-cell table:number-columns-repeated="1014"/>
        </table:table-row>
        <table:table-row table:style-name="ro4">
          <table:table-cell table:style-name="ce83" office:value-type="string" calcext:value-type="string">
            <text:p>1-2-1-02-01</text:p>
          </table:table-cell>
          <table:table-cell table:style-name="ce84" office:value-type="string" calcext:value-type="string">
            <text:p>IMPORTACIONES <text:s/>EN <text:s/>TRANSITO</text:p>
          </table:table-cell>
          <table:table-cell office:value-type="float" office:value="750" calcext:value-type="float">
            <text:p>750</text:p>
          </table:table-cell>
          <table:table-cell table:style-name="ce85" table:number-columns-repeated="3"/>
          <table:table-cell table:number-columns-repeated="2"/>
          <table:table-cell table:style-name="ce85" table:number-columns-repeated="2"/>
          <table:table-cell table:number-columns-repeated="1014"/>
        </table:table-row>
        <table:table-row table:style-name="ro4">
          <table:table-cell table:style-name="ce83" office:value-type="string" calcext:value-type="string">
            <text:p>1-2-1-02-01-001</text:p>
          </table:table-cell>
          <table:table-cell table:style-name="ce84" office:value-type="string" calcext:value-type="string">
            <text:p>TRAMITES DESADUANIZACION</text:p>
          </table:table-cell>
          <table:table-cell office:value-type="float" office:value="750" calcext:value-type="float">
            <text:p>750</text:p>
          </table:table-cell>
          <table:table-cell table:style-name="ce85" office:value-type="float" office:value="16938.13" calcext:value-type="float">
            <text:p>16,938.13</text:p>
          </table:table-cell>
          <table:table-cell table:style-name="ce85" office:value-type="float" office:value="16206.89" calcext:value-type="float">
            <text:p>16,206.89</text:p>
          </table:table-cell>
          <table:table-cell table:style-name="ce85" office:value-type="float" office:value="1481.24" calcext:value-type="float">
            <text:p>1,481.2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 table:number-columns-repeated="8"/>
          <table:table-cell table:style-name="ce86"/>
          <table:table-cell table:number-columns-repeated="8"/>
          <table:table-cell table:style-name="ce86"/>
          <table:table-cell table:number-columns-repeated="2"/>
          <table:table-cell table:style-name="ce85"/>
          <table:table-cell table:number-columns-repeated="5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 table:number-columns-repeated="8"/>
          <table:table-cell table:style-name="ce86"/>
          <table:table-cell table:number-columns-repeated="8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 table:number-columns-repeated="3"/>
          <table:table-cell table:style-name="ce85" table:number-columns-repeated="2"/>
          <table:table-cell table:number-columns-repeated="582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,549.20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,793.7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244.56" calcext:value-type="float">
            <text:p>2,244.56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,593.7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,531.2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3937.5" calcext:value-type="float">
            <text:p>3,937.5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7,706.2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9,586.2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880" calcext:value-type="float">
            <text:p>1,880.0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,204.1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617.9" calcext:value-type="float">
            <text:p>1,617.9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,954.1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0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,398.70</text:p>
          </table:table-cell>
          <table:table-cell office:value-type="float" office:value="0" calcext:value-type="float">
            <text:p>0</text:p>
          </table:table-cell>
          <table:table-cell office:value-type="float" office:value="444.54" calcext:value-type="float">
            <text:p>444.5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1,198.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RECLASIFIC. GASTO POR ALMACENAMIENTO SIMPLE PO #TD021-20 EVEREXCCED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,948.7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311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0,698.7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099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9,904.62</text:p>
          </table:table-cell>
          <table:table-cell office:value-type="float" office:value="794.08" calcext:value-type="float">
            <text:p>794.08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4211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9,704.6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22500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9,464.6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6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8,779.13</text:p>
          </table:table-cell>
          <table:table-cell office:value-type="float" office:value="685.49" calcext:value-type="float">
            <text:p>685.49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5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8,704.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1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7,904.93</text:p>
          </table:table-cell>
          <table:table-cell office:value-type="float" office:value="799.2" calcext:value-type="float">
            <text:p>799.2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379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7,729.9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8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4,989.93</text:p>
          </table:table-cell>
          <table:table-cell table:style-name="ce85" office:value-type="float" office:value="2740" calcext:value-type="float">
            <text:p>2,740.0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7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4,749.9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8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4,687.43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3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4,552.4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2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4,352.4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23860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2,472.43</text:p>
          </table:table-cell>
          <table:table-cell table:style-name="ce85" office:value-type="float" office:value="1880" calcext:value-type="float">
            <text:p>1,880.0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0 <text:s/>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2,297.4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1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,517.03</text:p>
          </table:table-cell>
          <table:table-cell office:value-type="float" office:value="780.4" calcext:value-type="float">
            <text:p>780.4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4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,497.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5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,085.49</text:p>
          </table:table-cell>
          <table:table-cell office:value-type="float" office:value="411.54" calcext:value-type="float">
            <text:p>411.54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5">
          <table:table-cell table:number-columns-repeated="2"/>
          <table:table-cell table:style-name="ce83" office:value-type="string" calcext:value-type="string">
            <text:p><text:s/>1,052.4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72.09</text:p>
          </table:table-cell>
          <table:table-cell office:value-type="float" office:value="780.4" calcext:value-type="float">
            <text:p>780.4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70.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METROMODAL - NC #4521: APLICADA A FACTURA #001-001-000123706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,642.09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4372" calcext:value-type="float">
            <text:p>4,372.0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,444.0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,381.59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,246.5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,046.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,806.5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,773.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,336.66</text:p>
          </table:table-cell>
          <table:table-cell office:value-type="float" office:value="436.93" calcext:value-type="float">
            <text:p>436.93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,520.06</text:p>
          </table:table-cell>
          <table:table-cell office:value-type="float" office:value="816.6" calcext:value-type="float">
            <text:p>816.6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,320.0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,271.31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51.31</text:p>
          </table:table-cell>
          <table:table-cell table:style-name="ce85" office:value-type="float" office:value="2020" calcext:value-type="float">
            <text:p>2,020.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88.81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3.8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,481.24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467.43" calcext:value-type="float">
            <text:p>1,467.43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85"/>
          <table:table-cell table:number-columns-repeated="1010"/>
        </table:table-row>
        <table:table-row table:style-name="ro4">
          <table:table-cell table:style-name="ce83" office:value-type="string" calcext:value-type="string">
            <text:p>1-2-1-02-01-002</text:p>
          </table:table-cell>
          <table:table-cell table:style-name="ce84" office:value-type="string" calcext:value-type="string">
            <text:p>EVERECEED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57930.49" calcext:value-type="float">
            <text:p>257,930.49</text:p>
          </table:table-cell>
          <table:table-cell table:style-name="ce85" office:value-type="float" office:value="257929.69" calcext:value-type="float">
            <text:p>257,929.6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7"/>
          <table:table-cell table:style-name="ce85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 table:number-columns-repeated="6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 table:number-columns-repeated="8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86"/>
          <table:table-cell/>
          <table:table-cell table:style-name="ce85" table:number-columns-repeated="2"/>
          <table:table-cell table:number-columns-repeated="5"/>
          <table:table-cell table:style-name="ce86"/>
          <table:table-cell table:number-columns-repeated="2"/>
          <table:table-cell table:style-name="ce85"/>
          <table:table-cell table:number-columns-repeated="5"/>
          <table:table-cell table:style-name="ce86"/>
          <table:table-cell/>
          <table:table-cell table:style-name="ce85"/>
          <table:table-cell/>
          <table:table-cell table:style-name="ce85"/>
          <table:table-cell table:number-columns-repeated="4"/>
          <table:table-cell table:style-name="ce86"/>
          <table:table-cell table:number-columns-repeated="3"/>
          <table:table-cell table:style-name="ce85" table:number-columns-repeated="2"/>
          <table:table-cell table:number-columns-repeated="789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2,825.73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2825.73" calcext:value-type="float">
            <text:p>22,825.73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402" calcext:value-type="float">
            <text:p>169402</text:p>
          </table:table-cell>
          <table:table-cell table:style-name="ce86" office:value-type="date" office:date-value="2020-01-31" calcext:value-type="date">
            <text:p>31/01/2020</text:p>
          </table:table-cell>
          <table:table-cell office:value-type="string" calcext:value-type="string">
            <text:p>ND 175792-0 :ND:0-175792 PAGO FACT#19082837EE COM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table:style-name="ce85" office:value-type="float" office:value="22825.73" calcext:value-type="float">
            <text:p>22,825.73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-6,852.50</text:p>
          </table:table-cell>
          <table:table-cell table:style-name="ce85" office:value-type="float" office:value="6852.5" calcext:value-type="float">
            <text:p>6,852.5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6852.5" calcext:value-type="float">
            <text:p>6,852.5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602" calcext:value-type="float">
            <text:p>170602</text:p>
          </table:table-cell>
          <table:table-cell table:style-name="ce86" office:value-type="date" office:date-value="2020-02-29" calcext:value-type="date">
            <text:p>29/02/2020</text:p>
          </table:table-cell>
          <table:table-cell office:value-type="string" calcext:value-type="string">
            <text:p>ND 174006-0 :ND:0-174006 Pago 10% anticipo Everexc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702" calcext:value-type="float">
            <text:p>1737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1759340-0 :ND:0-1759340 Alcance a N/D transacci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6,852.5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6852.3" calcext:value-type="float">
            <text:p>6,852.3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002" calcext:value-type="float">
            <text:p>1730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175934-0 :ND:0-175934 2do anticipo EverExceed 1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2,315.88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5463.38" calcext:value-type="float">
            <text:p>5,463.38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002" calcext:value-type="float">
            <text:p>172002</text:p>
          </table:table-cell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ND 174555-0 :ND:0-174555 2do Anticipo EverExceed T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5,463.38</text:p>
          </table:table-cell>
          <table:table-cell table:style-name="ce85" office:value-type="float" office:value="6852.5" calcext:value-type="float">
            <text:p>6,852.5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32,873.38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7410" calcext:value-type="float">
            <text:p>27,410.0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902" calcext:value-type="float">
            <text:p>1739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176136-0 :ND:0-176136 3ER ANTICIPO EVEREXCEED T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6,578.38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3705" calcext:value-type="float">
            <text:p>13,705.0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802" calcext:value-type="float">
            <text:p>174802</text:p>
          </table:table-cell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ND 176191-0 :ND:0-176191 4TO ABONO EVEREXCEED TD02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5,463.38</text:p>
          </table:table-cell>
          <table:table-cell table:style-name="ce85" office:value-type="float" office:value="41115" calcext:value-type="float">
            <text:p>41,115.0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0,926.7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5463.38" calcext:value-type="float">
            <text:p>5,463.38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202" calcext:value-type="float">
            <text:p>1762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608-0 :ND:0-176608 2DO ANTICIPO EVEREXCEED T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24,631.7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3705" calcext:value-type="float">
            <text:p>13,705.0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602" calcext:value-type="float">
            <text:p>176602</text:p>
          </table:table-cell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ND 176769-0 :ND:0-176769 PAGO FINAL EVEREXCEED TD0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0,926.76</text:p>
          </table:table-cell>
          <table:table-cell table:style-name="ce85" office:value-type="float" office:value="13705" calcext:value-type="float">
            <text:p>13,705.0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43,707.04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32780.28" calcext:value-type="float">
            <text:p>32,780.28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702" calcext:value-type="float">
            <text:p>178702</text:p>
          </table:table-cell>
          <table:table-cell table:style-name="ce86" office:value-type="date" office:date-value="2020-06-30" calcext:value-type="date">
            <text:p>30/06/2020</text:p>
          </table:table-cell>
          <table:table-cell office:value-type="string" calcext:value-type="string">
            <text:p>ND 176883-0 :ND:0-176883 3er Anticipo Everexceed 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54,636.8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0929.76" calcext:value-type="float">
            <text:p>10,929.76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002" calcext:value-type="float">
            <text:p>1810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177532-0 :ND:0-0177532 Pago final proveedor Ev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68,629.57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13992.77" calcext:value-type="float">
            <text:p>13,992.77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002" calcext:value-type="float">
            <text:p>182002</text:p>
          </table:table-cell>
          <table:table-cell table:style-name="ce86" office:value-type="date" office:date-value="2020-07-31" calcext:value-type="date">
            <text:p>31/07/2020</text:p>
          </table:table-cell>
          <table:table-cell office:value-type="string" calcext:value-type="string">
            <text:p>ND 0000177695-0 :ND:0-0000177695 Anticipo 10% Ever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96,615.11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27985.54" calcext:value-type="float">
            <text:p>27,985.5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602" calcext:value-type="float">
            <text:p>183602</text:p>
          </table:table-cell>
          <table:table-cell table:style-name="ce86" office:value-type="date" office:date-value="2020-08-31" calcext:value-type="date">
            <text:p>31/08/2020</text:p>
          </table:table-cell>
          <table:table-cell office:value-type="string" calcext:value-type="string">
            <text:p>TR 22-0 EVEREXCEED CORPORA :DB -1070987135: EverEx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96,615.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8-31" calcext:value-type="date">
            <text:p>31/08/2020</text:p>
          </table:table-cell>
          <table:table-cell office:value-type="string" calcext:value-type="string">
            <text:p>Everexceed Corporation: Regularizaci saldo de proveedor por exceso en pago ND# 172041 POTD020-19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66,579.76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69963.85" calcext:value-type="float">
            <text:p>69,963.8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802" calcext:value-type="float">
            <text:p>184802</text:p>
          </table:table-cell>
          <table:table-cell table:style-name="ce86" office:value-type="date" office:date-value="2020-09-30" calcext:value-type="date">
            <text:p>30/09/2020</text:p>
          </table:table-cell>
          <table:table-cell office:value-type="string" calcext:value-type="string">
            <text:p>TR 31-0 EVEREXCEED CORPORA :DB -1070987135: EverEx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38,594.22</text:p>
          </table:table-cell>
          <table:table-cell table:style-name="ce85" office:value-type="float" office:value="27985.54" calcext:value-type="float">
            <text:p>27,985.54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22 a Fact# EE20071421 EverExceed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68,630.37</text:p>
          </table:table-cell>
          <table:table-cell table:style-name="ce85" office:value-type="float" office:value="69963.85" calcext:value-type="float">
            <text:p>69,963.85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86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31 a Fact# EE20071421 EverExceed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10,930.56</text:p>
          </table:table-cell>
          <table:table-cell table:style-name="ce85" office:value-type="float" office:value="57699.81" calcext:value-type="float">
            <text:p>57,699.81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83" office:value-type="string" calcext:value-type="string">
            <text:p><text:s/>.80</text:p>
          </table:table-cell>
          <table:table-cell table:style-name="ce85" office:value-type="float" office:value="10929.76" calcext:value-type="float">
            <text:p>10,929.76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86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style-name="ce85" table:number-columns-repeated="2"/>
          <table:table-cell table:number-columns-repeated="1011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or General Definitivo" table:style-name="ta3">
        <table:table-column table:style-name="co13" table:default-cell-style-name="Default"/>
        <table:table-column table:style-name="co21" table:default-cell-style-name="Default"/>
        <table:table-column table:style-name="co22" table:number-columns-repeated="3" table:default-cell-style-name="ce19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8" table:number-columns-repeated="1013" table:default-cell-style-name="Default"/>
        <table:table-row table:style-name="ro2">
          <table:table-cell table:style-name="ce190" office:value-type="string" calcext:value-type="string">
            <text:p>1-2-1-01</text:p>
          </table:table-cell>
          <table:table-cell table:style-name="ce191" office:value-type="string" calcext:value-type="string">
            <text:p>INVENTARIO </text:p>
          </table:table-cell>
          <table:table-cell table:style-name="ce193" office:value-type="float" office:value="80964.01" calcext:value-type="float">
            <text:p>80,964.01</text:p>
          </table:table-cell>
          <table:table-cell table:style-name="ce193" office:value-type="float" office:value="780728.22" calcext:value-type="float">
            <text:p>780,728.22</text:p>
          </table:table-cell>
          <table:table-cell table:style-name="ce193" office:value-type="float" office:value="784132.52" calcext:value-type="float">
            <text:p>784,132.52</text:p>
          </table:table-cell>
          <table:table-cell table:style-name="ce200" office:value-type="float" office:value="77559.71" calcext:value-type="float">
            <text:p>77,559.71</text:p>
          </table:table-cell>
          <table:table-cell table:style-name="ce191" office:value-type="string" calcext:value-type="string">
            <text:p>Totales &gt;&gt;&gt;&gt;&gt;&gt;&gt;&gt;&gt;&gt;&gt; :</text:p>
          </table:table-cell>
          <table:table-cell table:style-name="ce191" office:value-type="float" office:value="0" calcext:value-type="float">
            <text:p>0</text:p>
          </table:table-cell>
          <table:table-cell table:style-name="ce200" office:value-type="float" office:value="3960592.21" calcext:value-type="float">
            <text:p>3,960,592.21</text:p>
          </table:table-cell>
          <table:table-cell table:style-name="ce191" table:number-columns-repeated="1015"/>
        </table:table-row>
        <table:table-row table:style-name="ro2">
          <table:table-cell table:style-name="ce190" office:value-type="string" calcext:value-type="string">
            <text:p>1-2-1-01-01</text:p>
          </table:table-cell>
          <table:table-cell table:style-name="ce191" office:value-type="string" calcext:value-type="string">
            <text:p>INVENTARIO BODEGA</text:p>
          </table:table-cell>
          <table:table-cell table:style-name="ce193" office:value-type="float" office:value="80964.01" calcext:value-type="float">
            <text:p>80,964.01</text:p>
          </table:table-cell>
          <table:table-cell table:style-name="ce193" office:value-type="float" office:value="780728.22" calcext:value-type="float">
            <text:p>780,728.22</text:p>
          </table:table-cell>
          <table:table-cell table:style-name="ce193" office:value-type="float" office:value="784132.52" calcext:value-type="float">
            <text:p>784,132.52</text:p>
          </table:table-cell>
          <table:table-cell table:style-name="ce200" office:value-type="float" office:value="77559.71" calcext:value-type="float">
            <text:p>77,559.71</text:p>
          </table:table-cell>
          <table:table-cell table:style-name="ce191" office:value-type="string" calcext:value-type="string">
            <text:p>Totales &gt;&gt;&gt;&gt;&gt;&gt;&gt;&gt;&gt;&gt;&gt; :</text:p>
          </table:table-cell>
          <table:table-cell table:style-name="ce191" office:value-type="float" office:value="0" calcext:value-type="float">
            <text:p>0</text:p>
          </table:table-cell>
          <table:table-cell table:style-name="ce200" office:value-type="float" office:value="3960592.21" calcext:value-type="float">
            <text:p>3,960,592.21</text:p>
          </table:table-cell>
          <table:table-cell table:style-name="ce191" table:number-columns-repeated="1015"/>
        </table:table-row>
        <table:table-row table:style-name="ro2">
          <table:table-cell table:style-name="ce190" office:value-type="string" calcext:value-type="string">
            <text:p>1-2-1-01-01-001</text:p>
          </table:table-cell>
          <table:table-cell table:style-name="ce191" office:value-type="string" calcext:value-type="string">
            <text:p>INVENTARIO EN TRANSITO</text:p>
          </table:table-cell>
          <table:table-cell table:style-name="ce193" office:value-type="float" office:value="80964.01" calcext:value-type="float">
            <text:p>80,964.01</text:p>
          </table:table-cell>
          <table:table-cell table:style-name="ce193" office:value-type="float" office:value="388661.96" calcext:value-type="float">
            <text:p>388,661.96</text:p>
          </table:table-cell>
          <table:table-cell table:style-name="ce193" office:value-type="float" office:value="392066.26" calcext:value-type="float">
            <text:p>392,066.26</text:p>
          </table:table-cell>
          <table:table-cell table:style-name="ce200" office:value-type="float" office:value="77559.71" calcext:value-type="float">
            <text:p>77,559.71</text:p>
          </table:table-cell>
          <table:table-cell table:style-name="ce191" office:value-type="string" calcext:value-type="string">
            <text:p>TC</text:p>
          </table:table-cell>
          <table:table-cell table:style-name="ce191" office:value-type="string" calcext:value-type="string">
            <text:p>Comprobante</text:p>
          </table:table-cell>
          <table:table-cell table:style-name="ce191" office:value-type="string" calcext:value-type="string">
            <text:p>Diario</text:p>
          </table:table-cell>
          <table:table-cell table:style-name="ce191" table:number-columns-repeated="1015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1,076.0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502" calcext:value-type="float">
            <text:p>169502</text:p>
          </table:table-cell>
          <table:table-cell table:style-name="ce202" office:value-type="date" office:date-value="2020-01-31" calcext:value-type="date">
            <text:p>31/01/2020</text:p>
          </table:table-cell>
          <table:table-cell office:value-type="string" calcext:value-type="string">
            <text:p>ND 017592-0 :ND:0-017592 TD020-19 SERV.TRANSF ENV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2,157.30</text:p>
          </table:table-cell>
          <table:table-cell table:style-name="ce146" office:value-type="float" office:value="1081.29" calcext:value-type="float">
            <text:p>1,081.29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602" calcext:value-type="float">
            <text:p>169602</text:p>
          </table:table-cell>
          <table:table-cell table:style-name="ce202" office:value-type="date" office:date-value="2020-01-31" calcext:value-type="date">
            <text:p>31/01/2020</text:p>
          </table:table-cell>
          <table:table-cell office:value-type="string" calcext:value-type="string">
            <text:p>ND 0175792-0 :ND:0-0175792 Impuesto salidas de div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2,177.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702" calcext:value-type="float">
            <text:p>169702</text:p>
          </table:table-cell>
          <table:table-cell table:style-name="ce202" office:value-type="date" office:date-value="2020-01-31" calcext:value-type="date">
            <text:p>31/01/2020</text:p>
          </table:table-cell>
          <table:table-cell office:value-type="string" calcext:value-type="string">
            <text:p>ND 00175792-0 :ND:0-00175792 GSTO EXTERIOR TRANSF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36,888.84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45288.46" calcext:value-type="float">
            <text:p>45,288.4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- REGISTRO DE INVENTARIO POR IMPORTACIﾓN 280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6,984.24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702" calcext:value-type="float">
            <text:p>1707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0174006-0 :ND:0-0174006 Cargo mas iva por serv.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7,266.87</text:p>
          </table:table-cell>
          <table:table-cell office:value-type="float" office:value="282.63" calcext:value-type="float">
            <text:p>282.63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802" calcext:value-type="float">
            <text:p>1708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00174006-0 :ND:0-00174006 IMPUESTO A LA SALIDA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7,286.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902" calcext:value-type="float">
            <text:p>1709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00017406-0 :ND:0-00017406 GASTO EXTERIOR TRANS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5,561.45</text:p>
          </table:table-cell>
          <table:table-cell table:style-name="ce146" office:value-type="float" office:value="8274.58" calcext:value-type="float">
            <text:p>8,274.58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5,726.94</text:p>
          </table:table-cell>
          <table:table-cell office:value-type="float" office:value="165.49" calcext:value-type="float">
            <text:p>165.49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5,727.5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502" calcext:value-type="float">
            <text:p>1715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550638-0 :ND:0-550638 CARGO MAS IVA POR RECAUDA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-6,030.74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51758.25" calcext:value-type="float">
            <text:p>51,758.25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- REGISTRO DE INVENTARIO POR IMPORTACIﾓN 32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6,010.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302" calcext:value-type="float">
            <text:p>1723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000174555-0 :ND:0-000174555 Gatos exterior tra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5,797.57</text:p>
          </table:table-cell>
          <table:table-cell office:value-type="float" office:value="213.17" calcext:value-type="float">
            <text:p>213.17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202" calcext:value-type="float">
            <text:p>1722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00174555-0 :ND:0-00174555 Impuesto salida de d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501.13</text:p>
          </table:table-cell>
          <table:table-cell table:style-name="ce146" office:value-type="float" office:value="10298.7" calcext:value-type="float">
            <text:p>10,298.7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596.53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102" calcext:value-type="float">
            <text:p>1721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0174555-0 :ND:0-0174555 Cargo mas iva por serv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802.50</text:p>
          </table:table-cell>
          <table:table-cell office:value-type="float" office:value="205.97" calcext:value-type="float">
            <text:p>205.97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897.90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102" calcext:value-type="float">
            <text:p>1731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0175934-0 :ND:0-0175934 Cargo mas iva por serv.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180.53</text:p>
          </table:table-cell>
          <table:table-cell office:value-type="float" office:value="282.63" calcext:value-type="float">
            <text:p>282.63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202" calcext:value-type="float">
            <text:p>1732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00175934-0 :ND:0-00175934 Impuesto salida de d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200.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302" calcext:value-type="float">
            <text:p>1733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000175934-0 :ND:0-000175934 Gasto exterior tra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201.1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902" calcext:value-type="float">
            <text:p>1719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1311450-0 :ND:0-1311450 cargo mas iva recauda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221.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102" calcext:value-type="float">
            <text:p>1751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000176191-0 :ND:0-000176191 GASTO EXT. TRANSF.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846.35</text:p>
          </table:table-cell>
          <table:table-cell office:value-type="float" office:value="625.25" calcext:value-type="float">
            <text:p>625.2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002" calcext:value-type="float">
            <text:p>1750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00176191-0 :ND:0-00176191 IMPUESTO SALIDA DIVI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866.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202" calcext:value-type="float">
            <text:p>1742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000176136-0 :ND:0-000176136 GASTO EXTERIOR TRA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,176.85</text:p>
          </table:table-cell>
          <table:table-cell table:style-name="ce146" office:value-type="float" office:value="1310.5" calcext:value-type="float">
            <text:p>1,310.5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102" calcext:value-type="float">
            <text:p>1741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00176136-0 :ND:0-00176136 IMPUESTO SALIDA DIVI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,288.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002" calcext:value-type="float">
            <text:p>1740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0176136-0 :ND:0-0176136 CARGO MAS IVA TRANSFERE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,400.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902" calcext:value-type="float">
            <text:p>1749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0176191-0 :ND:0-0176191 CARGO MAS IVA SERV. TR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5,925.85</text:p>
          </table:table-cell>
          <table:table-cell table:style-name="ce146" office:value-type="float" office:value="68525" calcext:value-type="float">
            <text:p>68,525.0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5,945.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502" calcext:value-type="float">
            <text:p>1765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608000-0 :ND:0-176608000 GASTOS EXT. TRANF.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6,057.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702" calcext:value-type="float">
            <text:p>1767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7690-0 :ND:0-1767690 CARGO MAS IVA SERV. TRA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6,743.10</text:p>
          </table:table-cell>
          <table:table-cell office:value-type="float" office:value="685.25" calcext:value-type="float">
            <text:p>685.25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802" calcext:value-type="float">
            <text:p>1768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76900-0 :ND:0-17676900 IMPUESTO SALIDA DIVI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6,763.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902" calcext:value-type="float">
            <text:p>1769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769000-0 :ND:0-176769000 GASTO EXT. TRANSF.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6,976.27</text:p>
          </table:table-cell>
          <table:table-cell office:value-type="float" office:value="213.17" calcext:value-type="float">
            <text:p>213.17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402" calcext:value-type="float">
            <text:p>1764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60800-0 :ND:0-17660800 IMPUESTO SALIDA DE D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7,071.67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302" calcext:value-type="float">
            <text:p>1763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6080-0 :ND:0-1766080 CARGO MAS IVA TRANSF. E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31,691.59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45380.08" calcext:value-type="float">
            <text:p>45,380.08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- REGISTRO DE INVENTARIO POR IMPORTACIﾓN 300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1,803.5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802" calcext:value-type="float">
            <text:p>1788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0176883-0 :ND:0-0176883 CARGO MAS IVA POR SERV.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3,382.60</text:p>
          </table:table-cell>
          <table:table-cell table:style-name="ce146" office:value-type="float" office:value="1579.01" calcext:value-type="float">
            <text:p>1,579.01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902" calcext:value-type="float">
            <text:p>1789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00176883-0 :ND:0-00176883 Impuesto a la salida 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3,402.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002" calcext:value-type="float">
            <text:p>1790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0000176883-0 :ND:0-0000176883 GASTO DEL EXTERI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1,070.16</text:p>
          </table:table-cell>
          <table:table-cell table:style-name="ce146" office:value-type="float" office:value="17667.56" calcext:value-type="float">
            <text:p>17,667.56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1,423.51</text:p>
          </table:table-cell>
          <table:table-cell office:value-type="float" office:value="353.35" calcext:value-type="float">
            <text:p>353.35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1,424.0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702" calcext:value-type="float">
            <text:p>1797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7167840-0 :ND:0-7167840 CARGO MAS IVA POR RECAU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3,304.08</text:p>
          </table:table-cell>
          <table:table-cell table:style-name="ce146" office:value-type="float" office:value="1880" calcext:value-type="float">
            <text:p>1,880.0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0 <text:s/>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3,479.08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4,259.48</text:p>
          </table:table-cell>
          <table:table-cell office:value-type="float" office:value="780.4" calcext:value-type="float">
            <text:p>780.4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4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4,279.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5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4,555.78</text:p>
          </table:table-cell>
          <table:table-cell office:value-type="float" office:value="276.3" calcext:value-type="float">
            <text:p>276.3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9335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000.32</text:p>
          </table:table-cell>
          <table:table-cell office:value-type="float" office:value="444.54" calcext:value-type="float">
            <text:p>444.54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200.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23860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335.3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2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397.82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3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637.8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8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869.92</text:p>
          </table:table-cell>
          <table:table-cell office:value-type="float" office:value="232.1" calcext:value-type="float">
            <text:p>232.1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66910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5,929.61</text:p>
          </table:table-cell>
          <table:table-cell office:value-type="float" office:value="59.69" calcext:value-type="float">
            <text:p>59.69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64304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8,669.61</text:p>
          </table:table-cell>
          <table:table-cell table:style-name="ce146" office:value-type="float" office:value="2740" calcext:value-type="float">
            <text:p>2,740.0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7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8,844.6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8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9,643.81</text:p>
          </table:table-cell>
          <table:table-cell office:value-type="float" office:value="799.2" calcext:value-type="float">
            <text:p>799.2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379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9,663.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9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9,913.8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0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59,988.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0,674.30</text:p>
          </table:table-cell>
          <table:table-cell office:value-type="float" office:value="685.49" calcext:value-type="float">
            <text:p>685.49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5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0,914.3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6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1,114.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22500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1,908.38</text:p>
          </table:table-cell>
          <table:table-cell office:value-type="float" office:value="794.08" calcext:value-type="float">
            <text:p>794.08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421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2,158.3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099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2,408.3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311 LIQUIDACIﾓN DE IMPORTACIﾓN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7,042.18</text:p>
          </table:table-cell>
          <table:table-cell table:style-name="ce146" office:value-type="float" office:value="54633.8" calcext:value-type="float">
            <text:p>54,633.8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1,662.1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45380.08" calcext:value-type="float">
            <text:p>45,380.0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7-02" calcext:value-type="date">
            <text:p>02/07/2020</text:p>
          </table:table-cell>
          <table:table-cell office:value-type="string" calcext:value-type="string">
            <text:p>PO #TD021-20 Everexcced - Registro de inventario por importaci 300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1,946.44</text:p>
          </table:table-cell>
          <table:table-cell office:value-type="float" office:value="284.34" calcext:value-type="float">
            <text:p>284.3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6,163.43</text:p>
          </table:table-cell>
          <table:table-cell table:style-name="ce146" office:value-type="float" office:value="14216.99" calcext:value-type="float">
            <text:p>14,216.99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6,183.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302" calcext:value-type="float">
            <text:p>1823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177695-0 :ND:0-0177695 GASTO DEL EXTERIOR TRA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6,203.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302" calcext:value-type="float">
            <text:p>1813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000177532-0 :ND:0-0000177532 GASTO DEL EXTERI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6,903.07</text:p>
          </table:table-cell>
          <table:table-cell office:value-type="float" office:value="699.64" calcext:value-type="float">
            <text:p>699.6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202" calcext:value-type="float">
            <text:p>1822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0177695-0 :ND:0-00177695 IMPUESTO SALIDA DIVI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7,015.0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102" calcext:value-type="float">
            <text:p>1821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00177695-0 :ND:0-000177695 CARGO MAS IVA POR 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7,015.64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502" calcext:value-type="float">
            <text:p>1825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35847-0 :ND:0-35847 CARGO MAS IVA POR RECAUDA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7,502.13</text:p>
          </table:table-cell>
          <table:table-cell office:value-type="float" office:value="486.49" calcext:value-type="float">
            <text:p>486.49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202" calcext:value-type="float">
            <text:p>1812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0177532-0 :ND:0-00177532 Impjuesto salida div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87,614.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102" calcext:value-type="float">
            <text:p>1811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177532-0 :ND:0-177532 CARGO MAS IVA POR SERV.T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0,747.34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36866.79" calcext:value-type="float">
            <text:p>36,866.7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Registro 270 baterias DM-12120 inventario por importaci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,149.67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39597.67" calcext:value-type="float">
            <text:p>39,597.67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Registro 290 baterias HR-1280 de inventario por importaci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,372.82</text:p>
          </table:table-cell>
          <table:table-cell office:value-type="float" office:value="223.15" calcext:value-type="float">
            <text:p>223.1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3,392.82</text:p>
          </table:table-cell>
          <table:table-cell table:style-name="ce146" office:value-type="float" office:value="2020" calcext:value-type="float">
            <text:p>2,020.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3,567.82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4,384.42</text:p>
          </table:table-cell>
          <table:table-cell office:value-type="float" office:value="816.6" calcext:value-type="float">
            <text:p>816.6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4,624.4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4,824.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4,959.4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5,021.92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5,491.85</text:p>
          </table:table-cell>
          <table:table-cell office:value-type="float" office:value="469.93" calcext:value-type="float">
            <text:p>469.93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55,419.55</text:p>
          </table:table-cell>
          <table:table-cell table:style-name="ce146" office:value-type="float" office:value="139927.7" calcext:value-type="float">
            <text:p>139,927.7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56,758.83</text:p>
          </table:table-cell>
          <table:table-cell table:style-name="ce146" office:value-type="float" office:value="1339.28" calcext:value-type="float">
            <text:p>1,339.28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402" calcext:value-type="float">
            <text:p>186402</text:p>
          </table:table-cell>
          <table:table-cell table:style-name="ce202" office:value-type="date" office:date-value="2020-10-31" calcext:value-type="date">
            <text:p>31/10/2020</text:p>
          </table:table-cell>
          <table:table-cell office:value-type="string" calcext:value-type="string">
            <text:p>ND 122553-1 :ND:1-122553 EverExceed - PO #TD023-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56,870.8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502" calcext:value-type="float">
            <text:p>186502</text:p>
          </table:table-cell>
          <table:table-cell table:style-name="ce202" office:value-type="date" office:date-value="2020-10-31" calcext:value-type="date">
            <text:p>31/10/2020</text:p>
          </table:table-cell>
          <table:table-cell office:value-type="string" calcext:value-type="string">
            <text:p>ND 122553-2 :ND:2-122553 CARGO MAS IVA POR SERV.T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5" office:value-type="string" calcext:value-type="string">
            <text:p><text:s/>156,890.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6602" calcext:value-type="float">
            <text:p>186602</text:p>
          </table:table-cell>
          <table:table-cell table:style-name="ce202" office:value-type="date" office:date-value="2020-10-31" calcext:value-type="date">
            <text:p>31/10/2020</text:p>
          </table:table-cell>
          <table:table-cell office:value-type="string" calcext:value-type="string">
            <text:p>ND 122553-3 :ND:3-122553 GASTO DEL EXTERIOR TRANS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65,102.55</text:p>
          </table:table-cell>
          <table:table-cell table:style-name="ce198" office:value-type="float" office:value="8211.72" calcext:value-type="float">
            <text:p>8,211.72</text:p>
          </table:table-cell>
          <table:table-cell table:style-name="ce199" office:value-type="float" office:value="0" calcext:value-type="float">
            <text:p>0</text:p>
          </table:table-cell>
          <table:table-cell table:formula="of:=SUM([.D94:.D128])" office:value-type="float" office:value="48463.81" calcext:value-type="float">
            <text:p>48463.81</text:p>
          </table:table-cell>
          <table:table-cell table:formula="of:=SUM([.E94:.E128])" office:value-type="float" office:value="127794.93" calcext:value-type="float">
            <text:p>127794.93</text:p>
          </table:table-cell>
          <table:table-cell/>
          <table:table-cell office:value-type="float" office:value="187402" calcext:value-type="float">
            <text:p>187402</text:p>
          </table:table-cell>
          <table:table-cell table:style-name="ce202" office:value-type="date" office:date-value="2020-11-30" calcext:value-type="date">
            <text:p>30/11/2020</text:p>
          </table:table-cell>
          <table:table-cell office:value-type="string" calcext:value-type="string">
            <text:p>ND 20112020-1 :ND:1-20112020 Liquidaci # 413547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65,266.78</text:p>
          </table:table-cell>
          <table:table-cell table:style-name="ce199" office:value-type="float" office:value="164.23" calcext:value-type="float">
            <text:p>164.23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/>
          <table:table-cell office:value-type="float" office:value="187402" calcext:value-type="float">
            <text:p>187402</text:p>
          </table:table-cell>
          <table:table-cell table:style-name="ce202" office:value-type="date" office:date-value="2020-11-30" calcext:value-type="date">
            <text:p>30/11/2020</text:p>
          </table:table-cell>
          <table:table-cell office:value-type="string" calcext:value-type="string">
            <text:p>ND 20112020-1 :ND:1-20112020 Liquidaci # 413547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83,232.33</text:p>
          </table:table-cell>
          <table:table-cell table:style-name="ce198" office:value-type="float" office:value="17965.55" calcext:value-type="float">
            <text:p>17,965.55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/>
          <table:table-cell office:value-type="float" office:value="187302" calcext:value-type="float">
            <text:p>187302</text:p>
          </table:table-cell>
          <table:table-cell table:style-name="ce202" office:value-type="date" office:date-value="2020-11-30" calcext:value-type="date">
            <text:p>30/11/2020</text:p>
          </table:table-cell>
          <table:table-cell office:value-type="string" calcext:value-type="string">
            <text:p>ND 11112020-1 :ND:1-11112020 Liquidaci # 413344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83,591.64</text:p>
          </table:table-cell>
          <table:table-cell table:style-name="ce199" office:value-type="float" office:value="359.31" calcext:value-type="float">
            <text:p>359.31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/>
          <table:table-cell office:value-type="float" office:value="187302" calcext:value-type="float">
            <text:p>187302</text:p>
          </table:table-cell>
          <table:table-cell table:style-name="ce202" office:value-type="date" office:date-value="2020-11-30" calcext:value-type="date">
            <text:p>30/11/2020</text:p>
          </table:table-cell>
          <table:table-cell office:value-type="string" calcext:value-type="string">
            <text:p>ND 11112020-1 :ND:1-11112020 Liquidaci # 4133448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58,566.52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25025.12" calcext:value-type="float">
            <text:p>25,025.12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150 BATERIAS HR-1280 DE INVENTARIO POR IMPORTACIﾓN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57,231.85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334.67" calcext:value-type="float">
            <text:p>1,334.67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8 BATERIAS DM-12120 INVENTARIO POR IMPORTACIﾓN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56,564.51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7.34" calcext:value-type="float">
            <text:p>667.34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4 BATERIAS DM-12120 INVENTARIO POR IMPORTACIﾓN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55,897.17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7.34" calcext:value-type="float">
            <text:p>667.34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4 BATERIAS DM-12120 INVENTARIO POR IMPORTACIﾓN <text:s/>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90,498.20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65398.97" calcext:value-type="float">
            <text:p>65,398.97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392 BATERIAS DM-12120 INVENTARIO POR IMPORTACIﾓN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1,440.42</text:p>
          </table:table-cell>
          <table:table-cell table:style-name="ce199" office:value-type="float" office:value="942.22" calcext:value-type="float">
            <text:p>942.2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1,790.42</text:p>
          </table:table-cell>
          <table:table-cell table:style-name="ce199" office:value-type="float" office:value="350" calcext:value-type="float">
            <text:p>35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2,190.42</text:p>
          </table:table-cell>
          <table:table-cell table:style-name="ce199" office:value-type="float" office:value="400" calcext:value-type="float">
            <text:p>40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2,430.42</text:p>
          </table:table-cell>
          <table:table-cell table:style-name="ce199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2,670.42</text:p>
          </table:table-cell>
          <table:table-cell table:style-name="ce199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2,910.42</text:p>
          </table:table-cell>
          <table:table-cell table:style-name="ce199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3,970.66</text:p>
          </table:table-cell>
          <table:table-cell table:style-name="ce198" office:value-type="float" office:value="1060.24" calcext:value-type="float">
            <text:p>1,060.24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4,036.66</text:p>
          </table:table-cell>
          <table:table-cell table:style-name="ce199" office:value-type="float" office:value="66" calcext:value-type="float">
            <text:p>66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4,121.66</text:p>
          </table:table-cell>
          <table:table-cell table:style-name="ce199" office:value-type="float" office:value="85" calcext:value-type="float">
            <text:p>85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4,206.66</text:p>
          </table:table-cell>
          <table:table-cell table:style-name="ce199" office:value-type="float" office:value="85" calcext:value-type="float">
            <text:p>85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5,276.66</text:p>
          </table:table-cell>
          <table:table-cell table:style-name="ce198" office:value-type="float" office:value="1070" calcext:value-type="float">
            <text:p>1,070.0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5,636.66</text:p>
          </table:table-cell>
          <table:table-cell table:style-name="ce199" office:value-type="float" office:value="360" calcext:value-type="float">
            <text:p>36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5,836.66</text:p>
          </table:table-cell>
          <table:table-cell table:style-name="ce198" office:value-type="float" office:value="10200" calcext:value-type="float">
            <text:p>10,200.0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5,837.17</text:p>
          </table:table-cell>
          <table:table-cell table:style-name="ce199" office:value-type="float" office:value="0.51" calcext:value-type="float">
            <text:p>0.51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5,837.68</text:p>
          </table:table-cell>
          <table:table-cell table:style-name="ce199" office:value-type="float" office:value="0.51" calcext:value-type="float">
            <text:p>0.51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6,427.73</text:p>
          </table:table-cell>
          <table:table-cell table:style-name="ce199" office:value-type="float" office:value="590.05" calcext:value-type="float">
            <text:p>590.05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6,447.73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6,559.73</text:p>
          </table:table-cell>
          <table:table-cell table:style-name="ce199" office:value-type="float" office:value="112" calcext:value-type="float">
            <text:p>11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9,997.92</text:p>
          </table:table-cell>
          <table:table-cell table:style-name="ce198" office:value-type="float" office:value="3438.19" calcext:value-type="float">
            <text:p>3,438.19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0,017.92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0,129.92</text:p>
          </table:table-cell>
          <table:table-cell table:style-name="ce199" office:value-type="float" office:value="112" calcext:value-type="float">
            <text:p>11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1,469.20</text:p>
          </table:table-cell>
          <table:table-cell table:style-name="ce198" office:value-type="float" office:value="1339.28" calcext:value-type="float">
            <text:p>1,339.28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. GASTOS LIQ. IMP. PO #TD023-20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1,489.20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/>
          <table:table-cell office:value-type="float" office:value="190102" calcext:value-type="float">
            <text:p>190102</text:p>
          </table:table-cell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ND 8772990000-3 :ND:3-8772990000 GASTO DEL EXTERIO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1,601.20</text:p>
          </table:table-cell>
          <table:table-cell table:style-name="ce199" office:value-type="float" office:value="112" calcext:value-type="float">
            <text:p>11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/>
          <table:table-cell office:value-type="float" office:value="190002" calcext:value-type="float">
            <text:p>190002</text:p>
          </table:table-cell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ND 8772990000-2 :ND:2-8772990000 CARGO MAS IVA POR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76,899.71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34701.49" calcext:value-type="float">
            <text:p>34,701.49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208 BATERIAS DM-12120 INVENTARIO POR IMPORTACIﾓN EVEREXCCED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94" office:value-type="string" calcext:value-type="string">
            <text:p><text:s/>77,559.71</text:p>
          </table:table-cell>
          <table:table-cell table:style-name="ce199" office:value-type="float" office:value="660" calcext:value-type="float">
            <text:p>660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3"/>
          <table:table-cell office:value-type="float" office:value="189902" calcext:value-type="float">
            <text:p>189902</text:p>
          </table:table-cell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ND 8772990000-1 :EVEREXCEED - PO# TD024-20: ISD PO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1-2-1-01-01-002</text:p>
          </table:table-cell>
          <table:table-cell table:style-name="ce192" office:value-type="string" calcext:value-type="string">
            <text:p>INVENTARIO GUAYAQUIL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" table:style-name="ce193" office:value-type="float" office:value="392066.26" calcext:value-type="float">
            <text:p>392,066.26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string" calcext:value-type="string">
            <text:p>TC</text:p>
          </table:table-cell>
          <table:table-cell table:style-name="ce191" office:value-type="string" calcext:value-type="string">
            <text:p>Comprobante</text:p>
          </table:table-cell>
          <table:table-cell table:style-name="ce191" office:value-type="string" calcext:value-type="string">
            <text:p>Diario</text:p>
          </table:table-cell>
          <table:table-cell table:style-name="ce191" table:number-columns-repeated="1015"/>
        </table:table-row>
        <table:table-row table:style-name="ro2">
          <table:table-cell table:number-columns-repeated="2"/>
          <table:table-cell table:style-name="ce194" office:value-type="string" calcext:value-type="string">
            <text:p>-12,939.56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2939.56" calcext:value-type="float">
            <text:p>12,939.56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80 BATERIAS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32,348.90</text:p>
          </table:table-cell>
          <table:table-cell table:style-name="ce146" office:value-type="float" office:value="45288.46" calcext:value-type="float">
            <text:p>45,288.46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- REGISTRO DE INVENTARIO POR IMPORTACIﾓN 280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,969.09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20379.81" calcext:value-type="float">
            <text:p>20,379.8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126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1969.09" calcext:value-type="float">
            <text:p>11,969.0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2-21" calcext:value-type="date">
            <text:p>21/02/2020</text:p>
          </table:table-cell>
          <table:table-cell office:value-type="string" calcext:value-type="string">
            <text:p>PO #TD020-19 EVEREXCCED - COSTEO ENTREGA DE 7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7,116.78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7116.78" calcext:value-type="float">
            <text:p>7,116.7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4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21,997.27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4880.49" calcext:value-type="float">
            <text:p>14,880.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36,877.76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4880.49" calcext:value-type="float">
            <text:p>14,880.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51,758.25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4880.49" calcext:value-type="float">
            <text:p>14,880.4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 - COSTEO ENTREGA DE 92 BATERIAS DM-1212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.00</text:p>
          </table:table-cell>
          <table:table-cell table:style-name="ce146" office:value-type="float" office:value="51758.25" calcext:value-type="float">
            <text:p>51,758.25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3-16" calcext:value-type="date">
            <text:p>16/03/2020</text:p>
          </table:table-cell>
          <table:table-cell office:value-type="string" calcext:value-type="string">
            <text:p>PO #TD020-19 EVEREXCCED- REGISTRO DE INVENTARIO POR IMPORTACIﾓN 320 BATERIAS DM-1212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45,380.08</text:p>
          </table:table-cell>
          <table:table-cell table:style-name="ce146" office:value-type="float" office:value="45380.08" calcext:value-type="float">
            <text:p>45,380.08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- REGISTRO DE INVENTARIO POR IMPORTACIﾓN 300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0,253.39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5126.69" calcext:value-type="float">
            <text:p>15,126.6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100 BATERIAS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30253.39" calcext:value-type="float">
            <text:p>30,253.3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23" calcext:value-type="date">
            <text:p>23/06/2020</text:p>
          </table:table-cell>
          <table:table-cell office:value-type="string" calcext:value-type="string">
            <text:p>PO #TD021-20 EVEREXCCED - COSTEO ENTREGA DE 20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5,380.08</text:p>
          </table:table-cell>
          <table:table-cell table:style-name="ce146" office:value-type="float" office:value="45380.08" calcext:value-type="float">
            <text:p>45,380.08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7-02" calcext:value-type="date">
            <text:p>02/07/2020</text:p>
          </table:table-cell>
          <table:table-cell office:value-type="string" calcext:value-type="string">
            <text:p>PO #TD021-20 Everexcced - Registro de inventario por importaci 300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2,673.66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2706.42" calcext:value-type="float">
            <text:p>12,706.42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7,546.97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5126.69" calcext:value-type="float">
            <text:p>15,126.69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10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840.55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2706.42" calcext:value-type="float">
            <text:p>12,706.42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8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4840.55" calcext:value-type="float">
            <text:p>4,840.5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PO #TD021-20 EVEREXCCED - COSTEO ENTREGA DE 3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6,866.79</text:p>
          </table:table-cell>
          <table:table-cell table:style-name="ce146" office:value-type="float" office:value="36866.79" calcext:value-type="float">
            <text:p>36,866.79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Registro 270 baterias DM-12120 inventario por importaci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36866.79" calcext:value-type="float">
            <text:p>36,866.79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21" calcext:value-type="date">
            <text:p>21/08/2020</text:p>
          </table:table-cell>
          <table:table-cell office:value-type="string" calcext:value-type="string">
            <text:p>PO #TD022-20 Everexcced - Costeo de 27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9,597.67</text:p>
          </table:table-cell>
          <table:table-cell table:style-name="ce146" office:value-type="float" office:value="39597.67" calcext:value-type="float">
            <text:p>39,597.67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Registro 290 baterias HR-1280 de inventario por importaci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5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39597.67" calcext:value-type="float">
            <text:p>39,597.6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22" calcext:value-type="date">
            <text:p>22/08/2020</text:p>
          </table:table-cell>
          <table:table-cell office:value-type="string" calcext:value-type="string">
            <text:p>PO #TD022-20 Everexcced - Costeo de 290 baterias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67.34</text:p>
          </table:table-cell>
          <table:table-cell table:style-name="ce199" office:value-type="float" office:value="667.34" calcext:value-type="float">
            <text:p>667.34</text:p>
          </table:table-cell>
          <table:table-cell table:style-name="ce199" office:value-type="float" office:value="0" calcext:value-type="float">
            <text:p>0</text:p>
          </table:table-cell>
          <table:table-cell table:style-name="ce201" table:formula="of:=SUM([.D151:.D162])" office:value-type="float" office:value="127794.93" calcext:value-type="float">
            <text:p>127794.93</text:p>
          </table:table-cell>
          <table:table-cell table:style-name="ce201" table:formula="of:=SUM([.E151:.E162])" office:value-type="float" office:value="127794.93" calcext:value-type="float">
            <text:p>127794.93</text:p>
          </table:table-cell>
          <table:table-cell table:number-columns-repeated="2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4 BATERIAS DM-12120 INVENTARIO POR IMPORTACIﾓN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2,002.01</text:p>
          </table:table-cell>
          <table:table-cell table:style-name="ce198" office:value-type="float" office:value="1334.67" calcext:value-type="float">
            <text:p>1,334.67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8 BATERIAS DM-12120 INVENTARIO POR IMPORTACIﾓN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27,027.13</text:p>
          </table:table-cell>
          <table:table-cell table:style-name="ce198" office:value-type="float" office:value="25025.12" calcext:value-type="float">
            <text:p>25,025.1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150 BATERIAS HR-1280 DE INVENTARIO POR IMPORTACIﾓN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27,694.47</text:p>
          </table:table-cell>
          <table:table-cell table:style-name="ce199" office:value-type="float" office:value="667.34" calcext:value-type="float">
            <text:p>667.34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4 BATERIAS DM-12120 INVENTARIO POR IMPORTACIﾓN <text:s/>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93,093.44</text:p>
          </table:table-cell>
          <table:table-cell table:style-name="ce198" office:value-type="float" office:value="65398.97" calcext:value-type="float">
            <text:p>65,398.97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392 BATERIAS DM-12120 INVENTARIO POR IMPORTACIﾓN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8,391.95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34701.49" calcext:value-type="float">
            <text:p>34,701.49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COSTEO DE 208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3,366.83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25025.12" calcext:value-type="float">
            <text:p>25,025.12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COSTEO DE 150 BATERIAS HR-128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2,032.16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334.67" calcext:value-type="float">
            <text:p>1,334.67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COSTEO DE 8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1,364.8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7.34" calcext:value-type="float">
            <text:p>667.34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COSTEO DE 4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34,034.15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65398.97" calcext:value-type="float">
            <text:p>65,398.97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COSTEO DE 392 BATERIAS DM-12120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667.34</text:p>
          </table:table-cell>
          <table:table-cell table:style-name="ce198" office:value-type="float" office:value="34701.49" calcext:value-type="float">
            <text:p>34,701.49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REGISTRO 208 BATERIAS DM-12120 INVENTARIO POR IMPORTACIﾓN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7.34" calcext:value-type="float">
            <text:p>667.34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COSTEO DE 4 BATERIAS DM-12120 EVEREXCCED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1-2-1-02</text:p>
          </table:table-cell>
          <table:table-cell table:style-name="ce192" office:value-type="string" calcext:value-type="string">
            <text:p>IMPORTACIONES</text:p>
          </table:table-cell>
          <table:table-cell table:style-name="ce196" office:value-type="float" office:value="750" calcext:value-type="float">
            <text:p>750</text:p>
          </table:table-cell>
          <table:table-cell table:style-name="ce193" office:value-type="float" office:value="305141.53" calcext:value-type="float">
            <text:p>305,141.53</text:p>
          </table:table-cell>
          <table:table-cell table:style-name="ce193" office:value-type="float" office:value="290006.49" calcext:value-type="float">
            <text:p>290,006.49</text:p>
          </table:table-cell>
          <table:table-cell table:style-name="ce200" office:value-type="float" office:value="15885.04" calcext:value-type="float">
            <text:p>15,885.04</text:p>
          </table:table-cell>
          <table:table-cell table:style-name="ce191" office:value-type="string" calcext:value-type="string">
            <text:p>Totales &gt;&gt;&gt;&gt;&gt;&gt;&gt;&gt;&gt;&gt;&gt; :</text:p>
          </table:table-cell>
          <table:table-cell table:style-name="ce191" office:value-type="float" office:value="0" calcext:value-type="float">
            <text:p>0</text:p>
          </table:table-cell>
          <table:table-cell table:style-name="ce200" office:value-type="float" office:value="3960592.21" calcext:value-type="float">
            <text:p>3,960,592.21</text:p>
          </table:table-cell>
          <table:table-cell table:style-name="ce191" table:number-columns-repeated="1015"/>
        </table:table-row>
        <table:table-row table:style-name="ro2">
          <table:table-cell table:style-name="ce190" office:value-type="string" calcext:value-type="string">
            <text:p>1-2-1-02-01</text:p>
          </table:table-cell>
          <table:table-cell table:style-name="ce192" office:value-type="string" calcext:value-type="string">
            <text:p>IMPORTACIONES <text:s/>EN <text:s/>TRANSITO</text:p>
          </table:table-cell>
          <table:table-cell table:style-name="ce196" office:value-type="float" office:value="750" calcext:value-type="float">
            <text:p>750</text:p>
          </table:table-cell>
          <table:table-cell table:style-name="ce193" office:value-type="float" office:value="305141.53" calcext:value-type="float">
            <text:p>305,141.53</text:p>
          </table:table-cell>
          <table:table-cell table:style-name="ce193" office:value-type="float" office:value="290006.49" calcext:value-type="float">
            <text:p>290,006.49</text:p>
          </table:table-cell>
          <table:table-cell table:style-name="ce200" office:value-type="float" office:value="15885.04" calcext:value-type="float">
            <text:p>15,885.04</text:p>
          </table:table-cell>
          <table:table-cell table:style-name="ce191" office:value-type="string" calcext:value-type="string">
            <text:p>Totales &gt;&gt;&gt;&gt;&gt;&gt;&gt;&gt;&gt;&gt;&gt; :</text:p>
          </table:table-cell>
          <table:table-cell table:style-name="ce191" office:value-type="float" office:value="0" calcext:value-type="float">
            <text:p>0</text:p>
          </table:table-cell>
          <table:table-cell table:style-name="ce200" office:value-type="float" office:value="3960592.21" calcext:value-type="float">
            <text:p>3,960,592.21</text:p>
          </table:table-cell>
          <table:table-cell table:style-name="ce191" table:number-columns-repeated="1015"/>
        </table:table-row>
        <table:table-row table:style-name="ro2">
          <table:table-cell table:style-name="ce190" office:value-type="string" calcext:value-type="string">
            <text:p>1-2-1-02-01-001</text:p>
          </table:table-cell>
          <table:table-cell table:style-name="ce192" office:value-type="string" calcext:value-type="string">
            <text:p>TRAMITES DESADUANIZACION</text:p>
          </table:table-cell>
          <table:table-cell table:style-name="ce196" office:value-type="float" office:value="750" calcext:value-type="float">
            <text:p>750</text:p>
          </table:table-cell>
          <table:table-cell table:style-name="ce193" office:value-type="float" office:value="32811.04" calcext:value-type="float">
            <text:p>32,811.04</text:p>
          </table:table-cell>
          <table:table-cell table:style-name="ce193" office:value-type="float" office:value="32076.8" calcext:value-type="float">
            <text:p>32,076.80</text:p>
          </table:table-cell>
          <table:table-cell table:style-name="ce200" office:value-type="float" office:value="1484.24" calcext:value-type="float">
            <text:p>1,484.24</text:p>
          </table:table-cell>
          <table:table-cell table:style-name="ce191" office:value-type="string" calcext:value-type="string">
            <text:p>TC</text:p>
          </table:table-cell>
          <table:table-cell table:style-name="ce191" office:value-type="string" calcext:value-type="string">
            <text:p>Comprobante</text:p>
          </table:table-cell>
          <table:table-cell table:style-name="ce191" office:value-type="string" calcext:value-type="string">
            <text:p>Diario</text:p>
          </table:table-cell>
          <table:table-cell table:style-name="ce191" table:number-columns-repeated="1015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,549.20</text:p>
          </table:table-cell>
          <table:table-cell office:value-type="float" office:value="799.2" calcext:value-type="float">
            <text:p>799.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793.76</text:p>
          </table:table-cell>
          <table:table-cell table:style-name="ce146" office:value-type="float" office:value="2244.56" calcext:value-type="float">
            <text:p>2,244.56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593.7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,531.26</text:p>
          </table:table-cell>
          <table:table-cell table:style-name="ce146" office:value-type="float" office:value="3937.5" calcext:value-type="float">
            <text:p>3,937.5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7,706.26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,586.26</text:p>
          </table:table-cell>
          <table:table-cell table:style-name="ce146" office:value-type="float" office:value="1880" calcext:value-type="float">
            <text:p>1,880.0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1,204.16</text:p>
          </table:table-cell>
          <table:table-cell table:style-name="ce146" office:value-type="float" office:value="1617.9" calcext:value-type="float">
            <text:p>1,617.9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0,404.96</text:p>
          </table:table-cell>
          <table:table-cell office:value-type="float" office:value="0" calcext:value-type="float">
            <text:p>0</text:p>
          </table:table-cell>
          <table:table-cell office:value-type="float" office:value="799.2" calcext:value-type="float">
            <text:p>799.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379 LIQUIDACIﾓN DE IMPORTACIﾓN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,849.50</text:p>
          </table:table-cell>
          <table:table-cell office:value-type="float" office:value="444.54" calcext:value-type="float">
            <text:p>444.54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,649.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RECLASIFIC. GASTO POR ALMACENAMIENTO SIMPLE PO #TD021-20 EVEREXCCED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0,399.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31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0,149.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8099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9,355.42</text:p>
          </table:table-cell>
          <table:table-cell office:value-type="float" office:value="0" calcext:value-type="float">
            <text:p>0</text:p>
          </table:table-cell>
          <table:table-cell office:value-type="float" office:value="794.08" calcext:value-type="float">
            <text:p>794.0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2421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9,155.4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22500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8,915.4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6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8,229.93</text:p>
          </table:table-cell>
          <table:table-cell office:value-type="float" office:value="0" calcext:value-type="float">
            <text:p>0</text:p>
          </table:table-cell>
          <table:table-cell office:value-type="float" office:value="685.49" calcext:value-type="float">
            <text:p>685.4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37945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8,154.9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7,904.9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520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7,729.9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8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4,989.93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2740" calcext:value-type="float">
            <text:p>2,740.0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0-19 EVEREXCCED- F17737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4,749.9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8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4,687.43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3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4,552.4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26082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2,672.43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880" calcext:value-type="float">
            <text:p>1,880.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0 <text:s/>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2,497.4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1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717.03</text:p>
          </table:table-cell>
          <table:table-cell office:value-type="float" office:value="0" calcext:value-type="float">
            <text:p>0</text:p>
          </table:table-cell>
          <table:table-cell office:value-type="float" office:value="780.4" calcext:value-type="float">
            <text:p>780.4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4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697.0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8215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285.49</text:p>
          </table:table-cell>
          <table:table-cell office:value-type="float" office:value="0" calcext:value-type="float">
            <text:p>0</text:p>
          </table:table-cell>
          <table:table-cell office:value-type="float" office:value="411.54" calcext:value-type="float">
            <text:p>411.54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252.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39947 LIQUIDACIﾓN DE IMPORTACIﾓN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052.4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PO #TD021-20 EVEREXCCED- F123860 LIQUIDACIﾓN DE IMPORTACIﾓN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424.49</text:p>
          </table:table-cell>
          <table:table-cell table:style-name="ce146" office:value-type="float" office:value="4372" calcext:value-type="float">
            <text:p>4,372.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644.09</text:p>
          </table:table-cell>
          <table:table-cell office:value-type="float" office:value="0" calcext:value-type="float">
            <text:p>0</text:p>
          </table:table-cell>
          <table:table-cell office:value-type="float" office:value="780.4" calcext:value-type="float">
            <text:p>780.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642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METROMODAL - NC #4521: APLICADA A FACTURA #001-001-00012370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444.0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309.0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,109.0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869.0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836.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399.16</text:p>
          </table:table-cell>
          <table:table-cell office:value-type="float" office:value="0" calcext:value-type="float">
            <text:p>0</text:p>
          </table:table-cell>
          <table:table-cell office:value-type="float" office:value="436.93" calcext:value-type="float">
            <text:p>436.9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582.56</text:p>
          </table:table-cell>
          <table:table-cell office:value-type="float" office:value="0" calcext:value-type="float">
            <text:p>0</text:p>
          </table:table-cell>
          <table:table-cell office:value-type="float" office:value="816.6" calcext:value-type="float">
            <text:p>816.6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407.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345.06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145.0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096.31</text:p>
          </table:table-cell>
          <table:table-cell office:value-type="float" office:value="0" calcext:value-type="float">
            <text:p>0</text:p>
          </table:table-cell>
          <table:table-cell office:value-type="float" office:value="48.75" calcext:value-type="float">
            <text:p>48.7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033.81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Reclasific. gastos por almacenamiento simple Liq. Importaci PO #TD022-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3.81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2020" calcext:value-type="float">
            <text:p>2,020.00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0" calcext:value-type="date">
            <text:p>30/08/2020</text:p>
          </table:table-cell>
          <table:table-cell office:value-type="string" calcext:value-type="string">
            <text:p>PO #TD022-20 Everexcced - Liquidaci de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5" office:value-type="string" calcext:value-type="string">
            <text:p><text:s/>1,481.24</text:p>
          </table:table-cell>
          <table:table-cell table:style-name="ce146" office:value-type="float" office:value="1467.43" calcext:value-type="float">
            <text:p>1,467.43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6,889.70</text:p>
          </table:table-cell>
          <table:table-cell table:style-name="ce198" office:value-type="float" office:value="15408.46" calcext:value-type="float">
            <text:p>15,408.46</text:p>
          </table:table-cell>
          <table:table-cell table:style-name="ce199" office:value-type="float" office:value="0" calcext:value-type="float">
            <text:p>0</text:p>
          </table:table-cell>
          <table:table-cell table:style-name="ce201" table:formula="of:=SUM([.D213:.D233])" office:value-type="float" office:value="15872.91" calcext:value-type="float">
            <text:p>15872.91</text:p>
          </table:table-cell>
          <table:table-cell table:style-name="ce201" table:formula="of:=SUM([.E213:.E233])" office:value-type="float" office:value="15869.91" calcext:value-type="float">
            <text:p>15869.91</text:p>
          </table:table-cell>
          <table:table-cell table:number-columns-repeated="2"/>
          <table:table-cell table:style-name="ce202" office:value-type="date" office:date-value="2020-11-30" calcext:value-type="date">
            <text:p>30/11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6,892.70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reclasificacion <text:s/>saldo proveedores exterio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6,692.70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0200" calcext:value-type="float">
            <text:p>10,200.0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6,332.7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60" calcext:value-type="float">
            <text:p>36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262.70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070" calcext:value-type="float">
            <text:p>1,070.0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177.7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5" calcext:value-type="float">
            <text:p>8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092.7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5" calcext:value-type="float">
            <text:p>8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026.7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" calcext:value-type="float">
            <text:p>66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966.46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060.24" calcext:value-type="float">
            <text:p>1,060.24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726.4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40" calcext:value-type="float">
            <text:p>24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486.4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40" calcext:value-type="float">
            <text:p>24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3,246.4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240" calcext:value-type="float">
            <text:p>24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,846.4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400" calcext:value-type="float">
            <text:p>40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,554.24</text:p>
          </table:table-cell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292.22" calcext:value-type="float">
            <text:p>1,292.22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519.2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RECLASIFIC. GASTOS ALMACENAJE Y OPERATIVOS EN LIQ. IMPORTACIﾓN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484.2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RECLASIFIC. GASTOS ALMACENAJE Y OPERATIVOS EN LIQ. IMPORTACIﾓN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130.29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3.95" calcext:value-type="float">
            <text:p>353.9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RECLASIFIC. GASTOS ALMACENAJE Y OPERATIVOS EN LIQ. IMPORTACIﾓN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095.29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RECLASIFIC. GASTOS ALMACENAJE Y OPERATIVOS EN LIQ. IMPORTACIﾓN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041.54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53.75" calcext:value-type="float">
            <text:p>53.7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RECLASIFIC. GASTOS ALMACENAJE Y OPERATIVOS EN LIQ. IMPORTACIﾓN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94" office:value-type="string" calcext:value-type="string">
            <text:p><text:s/>1,022.79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8.75" calcext:value-type="float">
            <text:p>18.75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PO #TD023-20 EVEREXCCED RECLASIFIC. GASTOS ALMACENAJE Y OPERATIVOS EN LIQ. IMPORTACIﾓ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,484.24</text:p>
          </table:table-cell>
          <table:table-cell table:style-name="ce199" office:value-type="float" office:value="461.45" calcext:value-type="float">
            <text:p>461.45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4"/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style-name="ce190" office:value-type="string" calcext:value-type="string">
            <text:p>1-2-1-02-01-002</text:p>
          </table:table-cell>
          <table:table-cell table:style-name="ce192" office:value-type="string" calcext:value-type="string">
            <text:p>EVERECEED</text:p>
          </table:table-cell>
          <table:table-cell table:style-name="ce196" office:value-type="float" office:value="0" calcext:value-type="float">
            <text:p>0</text:p>
          </table:table-cell>
          <table:table-cell table:style-name="ce193" office:value-type="float" office:value="272330.49" calcext:value-type="float">
            <text:p>272,330.49</text:p>
          </table:table-cell>
          <table:table-cell table:style-name="ce193" office:value-type="float" office:value="257929.69" calcext:value-type="float">
            <text:p>257,929.69</text:p>
          </table:table-cell>
          <table:table-cell table:style-name="ce200" office:value-type="float" office:value="14400.8" calcext:value-type="float">
            <text:p>14,400.80</text:p>
          </table:table-cell>
          <table:table-cell table:style-name="ce191" office:value-type="string" calcext:value-type="string">
            <text:p>TC</text:p>
          </table:table-cell>
          <table:table-cell table:style-name="ce191" office:value-type="string" calcext:value-type="string">
            <text:p>Comprobante</text:p>
          </table:table-cell>
          <table:table-cell table:style-name="ce191" office:value-type="string" calcext:value-type="string">
            <text:p>Diario</text:p>
          </table:table-cell>
          <table:table-cell table:style-name="ce191" table:number-columns-repeated="1015"/>
        </table:table-row>
        <table:table-row table:style-name="ro2">
          <table:table-cell table:number-columns-repeated="2"/>
          <table:table-cell table:style-name="ce194" office:value-type="string" calcext:value-type="string">
            <text:p>-22,825.73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22825.73" calcext:value-type="float">
            <text:p>22,825.73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table:style-name="ce146" office:value-type="float" office:value="22825.73" calcext:value-type="float">
            <text:p>22,825.73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402" calcext:value-type="float">
            <text:p>169402</text:p>
          </table:table-cell>
          <table:table-cell table:style-name="ce202" office:value-type="date" office:date-value="2020-01-31" calcext:value-type="date">
            <text:p>31/01/2020</text:p>
          </table:table-cell>
          <table:table-cell office:value-type="string" calcext:value-type="string">
            <text:p>ND 175792-0 :ND:0-175792 PAGO FACT#19082837EE COM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6,852.5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6852.5" calcext:value-type="float">
            <text:p>6,852.5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.00</text:p>
          </table:table-cell>
          <table:table-cell table:style-name="ce146" office:value-type="float" office:value="6852.5" calcext:value-type="float">
            <text:p>6,852.5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602" calcext:value-type="float">
            <text:p>170602</text:p>
          </table:table-cell>
          <table:table-cell table:style-name="ce202" office:value-type="date" office:date-value="2020-02-29" calcext:value-type="date">
            <text:p>29/02/2020</text:p>
          </table:table-cell>
          <table:table-cell office:value-type="string" calcext:value-type="string">
            <text:p>ND 174006-0 :ND:0-174006 Pago 10% anticipo Everex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6,852.5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6852.5" calcext:value-type="float">
            <text:p>6,852.5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-1,389.12</text:p>
          </table:table-cell>
          <table:table-cell table:style-name="ce146" office:value-type="float" office:value="5463.38" calcext:value-type="float">
            <text:p>5,463.38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002" calcext:value-type="float">
            <text:p>1720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174555-0 :ND:0-174555 2do Anticipo EverExceed 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463.18</text:p>
          </table:table-cell>
          <table:table-cell table:style-name="ce146" office:value-type="float" office:value="6852.3" calcext:value-type="float">
            <text:p>6,852.3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002" calcext:value-type="float">
            <text:p>1730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175934-0 :ND:0-175934 2do anticipo EverExceed 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463.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702" calcext:value-type="float">
            <text:p>173702</text:p>
          </table:table-cell>
          <table:table-cell table:style-name="ce202" office:value-type="date" office:date-value="2020-03-31" calcext:value-type="date">
            <text:p>31/03/2020</text:p>
          </table:table-cell>
          <table:table-cell office:value-type="string" calcext:value-type="string">
            <text:p>ND 1759340-0 :ND:0-1759340 Alcance a N/D transacci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9,168.38</text:p>
          </table:table-cell>
          <table:table-cell table:style-name="ce146" office:value-type="float" office:value="13705" calcext:value-type="float">
            <text:p>13,705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802" calcext:value-type="float">
            <text:p>1748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176191-0 :ND:0-176191 4TO ABONO EVEREXCEED TD0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6,578.38</text:p>
          </table:table-cell>
          <table:table-cell table:style-name="ce146" office:value-type="float" office:value="27410" calcext:value-type="float">
            <text:p>27,410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902" calcext:value-type="float">
            <text:p>173902</text:p>
          </table:table-cell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ND 176136-0 :ND:0-176136 3ER ANTICIPO EVEREXCEED 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,463.38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41115" calcext:value-type="float">
            <text:p>41,115.0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,926.76</text:p>
          </table:table-cell>
          <table:table-cell table:style-name="ce146" office:value-type="float" office:value="5463.38" calcext:value-type="float">
            <text:p>5,463.38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202" calcext:value-type="float">
            <text:p>1762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608-0 :ND:0-176608 2DO ANTICIPO EVEREXCEED 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24,631.76</text:p>
          </table:table-cell>
          <table:table-cell table:style-name="ce146" office:value-type="float" office:value="13705" calcext:value-type="float">
            <text:p>13,705.0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602" calcext:value-type="float">
            <text:p>176602</text:p>
          </table:table-cell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ND 176769-0 :ND:0-176769 PAGO FINAL EVEREXCEED TD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,926.76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3705" calcext:value-type="float">
            <text:p>13,705.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43,707.04</text:p>
          </table:table-cell>
          <table:table-cell table:style-name="ce146" office:value-type="float" office:value="32780.28" calcext:value-type="float">
            <text:p>32,780.28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702" calcext:value-type="float">
            <text:p>178702</text:p>
          </table:table-cell>
          <table:table-cell table:style-name="ce202" office:value-type="date" office:date-value="2020-06-30" calcext:value-type="date">
            <text:p>30/06/2020</text:p>
          </table:table-cell>
          <table:table-cell office:value-type="string" calcext:value-type="string">
            <text:p>ND 176883-0 :ND:0-176883 3er Anticipo Everexceed 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54,636.80</text:p>
          </table:table-cell>
          <table:table-cell table:style-name="ce146" office:value-type="float" office:value="10929.76" calcext:value-type="float">
            <text:p>10,929.76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002" calcext:value-type="float">
            <text:p>1810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177532-0 :ND:0-0177532 Pago final proveedor Ev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68,629.57</text:p>
          </table:table-cell>
          <table:table-cell table:style-name="ce146" office:value-type="float" office:value="13992.77" calcext:value-type="float">
            <text:p>13,992.77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002" calcext:value-type="float">
            <text:p>182002</text:p>
          </table:table-cell>
          <table:table-cell table:style-name="ce202" office:value-type="date" office:date-value="2020-07-31" calcext:value-type="date">
            <text:p>31/07/2020</text:p>
          </table:table-cell>
          <table:table-cell office:value-type="string" calcext:value-type="string">
            <text:p>ND 0000177695-0 :ND:0-0000177695 Anticipo 10% Ever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6,615.11</text:p>
          </table:table-cell>
          <table:table-cell table:style-name="ce146" office:value-type="float" office:value="27985.54" calcext:value-type="float">
            <text:p>27,985.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602" calcext:value-type="float">
            <text:p>183602</text:p>
          </table:table-cell>
          <table:table-cell table:style-name="ce202" office:value-type="date" office:date-value="2020-08-31" calcext:value-type="date">
            <text:p>31/08/2020</text:p>
          </table:table-cell>
          <table:table-cell office:value-type="string" calcext:value-type="string">
            <text:p>TR 22-0 EVEREXCEED CORPORA :DB -1070987135: EverEx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96,615.9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8-31" calcext:value-type="date">
            <text:p>31/08/2020</text:p>
          </table:table-cell>
          <table:table-cell office:value-type="string" calcext:value-type="string">
            <text:p>Everexceed Corporation: Regularizaci saldo de proveedor por exceso en pago ND# 172041 POTD020-1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66,579.76</text:p>
          </table:table-cell>
          <table:table-cell table:style-name="ce146" office:value-type="float" office:value="69963.85" calcext:value-type="float">
            <text:p>69,963.8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802" calcext:value-type="float">
            <text:p>184802</text:p>
          </table:table-cell>
          <table:table-cell table:style-name="ce202" office:value-type="date" office:date-value="2020-09-30" calcext:value-type="date">
            <text:p>30/09/2020</text:p>
          </table:table-cell>
          <table:table-cell office:value-type="string" calcext:value-type="string">
            <text:p>TR 31-0 EVEREXCEED CORPORA :DB -1070987135: EverEx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38,594.22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27985.54" calcext:value-type="float">
            <text:p>27,985.54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22 a Fact# EE20071421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68,630.37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69963.85" calcext:value-type="float">
            <text:p>69,963.85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02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31 a Fact# EE20071421 EverExce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0,930.56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57699.81" calcext:value-type="float">
            <text:p>57,699.81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5" office:value-type="string" calcext:value-type="string">
            <text:p><text:s/>.80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10929.76" calcext:value-type="float">
            <text:p>10,929.7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02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94" office:value-type="string" calcext:value-type="string">
            <text:p><text:s/>14,400.80</text:p>
          </table:table-cell>
          <table:table-cell table:style-name="ce146" office:value-type="float" office:value="14400" calcext:value-type="float">
            <text:p>14,400.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9802" calcext:value-type="float">
            <text:p>189802</text:p>
          </table:table-cell>
          <table:table-cell table:style-name="ce202" office:value-type="date" office:date-value="2020-12-31" calcext:value-type="date">
            <text:p>31/12/2020</text:p>
          </table:table-cell>
          <table:table-cell office:value-type="string" calcext:value-type="string">
            <text:p>TR 51-0 EVEREXCEED CORPORA :DB -1070987135: EverEx</text:p>
          </table:table-cell>
          <table:table-cell table:number-columns-repeated="1013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5" table:style-name="ta3">
        <table:table-column table:style-name="co26" table:number-columns-repeated="2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row table:style-name="ro2">
          <table:table-cell table:style-name="ce198" office:value-type="string" calcext:value-type="string">
            <text:p>a</text:p>
          </table:table-cell>
          <table:table-cell table:style-name="ce199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style-name="ce187" office:value-type="float" office:value="0.51" calcext:value-type="float">
            <text:p>0.51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2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7" office:value-type="float" office:value="0.51" calcext:value-type="float">
            <text:p>0.51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3];1;2)" office:value-type="string" office:string-value="RE" calcext:value-type="string">
            <text:p>RE</text:p>
          </table:table-cell>
          <table:table-cell/>
          <table:table-cell office:value-type="string" calcext:value-type="string">
            <text:p>reclasificaciones</text:p>
          </table:table-cell>
          <table:table-cell table:formula="of:=SUM([.A2:.A10])" office:value-type="float" office:value="5632.54" calcext:value-type="float">
            <text:p>5632.54</text:p>
          </table:table-cell>
        </table:table-row>
        <table:table-row table:style-name="ro2">
          <table:table-cell table:style-name="ce187" office:value-type="float" office:value="590.05" calcext:value-type="float">
            <text:p>590.05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4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7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5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7" office:value-type="float" office:value="112" calcext:value-type="float">
            <text:p>112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6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8" office:value-type="float" office:value="3438.19" calcext:value-type="float">
            <text:p>3,438.19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7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7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8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7" office:value-type="float" office:value="112" calcext:value-type="float">
            <text:p>112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9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2">
          <table:table-cell table:style-name="ce188" office:value-type="float" office:value="1339.28" calcext:value-type="float">
            <text:p>1,339.28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RECLASIFIC. GASTOS LIQ. IMP. PO #TD023-20 EVEREXCEED</text:p>
          </table:table-cell>
          <table:table-cell table:formula="of:=MIDB([.C10];1;2)" office:value-type="string" office:string-value="RE" calcext:value-type="string">
            <text:p>RE</text:p>
          </table:table-cell>
          <table:table-cell table:number-columns-repeated="3"/>
        </table:table-row>
        <table:table-row table:style-name="ro5"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25025.12" calcext:value-type="float">
            <text:p>25,025.12</text:p>
          </table:table-cell>
          <table:table-cell office:value-type="string" calcext:value-type="string">
            <text:p>PO #TD023-20 REGISTRO 150 BATERIAS HR-1280 DE INVENTARIO POR IMPORTACIﾓN EVEREXCCED</text:p>
          </table:table-cell>
          <table:table-cell table:formula="of:=MIDB([.C11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5"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1334.67" calcext:value-type="float">
            <text:p>1,334.67</text:p>
          </table:table-cell>
          <table:table-cell office:value-type="string" calcext:value-type="string">
            <text:p>PO #TD023-20 REGISTRO 8 BATERIAS DM-12120 INVENTARIO POR IMPORTACIﾓN EVEREXCCED</text:p>
          </table:table-cell>
          <table:table-cell table:formula="of:=MIDB([.C12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5"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7.34" calcext:value-type="float">
            <text:p>667.34</text:p>
          </table:table-cell>
          <table:table-cell office:value-type="string" calcext:value-type="string">
            <text:p>PO #TD023-20 REGISTRO 4 BATERIAS DM-12120 INVENTARIO POR IMPORTACIﾓN EVEREXCCED</text:p>
          </table:table-cell>
          <table:table-cell table:formula="of:=MIDB([.C13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5"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667.34" calcext:value-type="float">
            <text:p>667.34</text:p>
          </table:table-cell>
          <table:table-cell office:value-type="string" calcext:value-type="string">
            <text:p>PO #TD023-20 REGISTRO 4 BATERIAS DM-12120 INVENTARIO POR IMPORTACIﾓN <text:s/>EVEREXCCED</text:p>
          </table:table-cell>
          <table:table-cell table:formula="of:=MIDB([.C14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5"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65398.97" calcext:value-type="float">
            <text:p>65,398.97</text:p>
          </table:table-cell>
          <table:table-cell office:value-type="string" calcext:value-type="string">
            <text:p>PO #TD023-20 REGISTRO 392 BATERIAS DM-12120 INVENTARIO POR IMPORTACIﾓN EVEREXCCED</text:p>
          </table:table-cell>
          <table:table-cell table:formula="of:=MIDB([.C15];1;2)" office:value-type="string" office:string-value="PO" calcext:value-type="string">
            <text:p>PO</text:p>
          </table:table-cell>
          <table:table-cell table:formula="of:=SUM([.B11:.B29])" office:value-type="float" office:value="127794.93" calcext:value-type="float">
            <text:p>127794.93</text:p>
          </table:table-cell>
          <table:table-cell table:number-columns-repeated="2"/>
        </table:table-row>
        <table:table-row table:style-name="ro2">
          <table:table-cell table:style-name="ce199" office:value-type="float" office:value="942.22" calcext:value-type="float">
            <text:p>942.22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16];1;2)" office:value-type="string" office:string-value="PO" calcext:value-type="string">
            <text:p>PO</text:p>
          </table:table-cell>
          <table:table-cell/>
          <table:table-cell table:formula="of:=SUM([.A16:.A28])" office:value-type="float" office:value="15338.46" calcext:value-type="float">
            <text:p>15338.46</text:p>
          </table:table-cell>
          <table:table-cell/>
        </table:table-row>
        <table:table-row table:style-name="ro2">
          <table:table-cell table:style-name="ce199" office:value-type="float" office:value="350" calcext:value-type="float">
            <text:p>35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17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400" calcext:value-type="float">
            <text:p>40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18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19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0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240" calcext:value-type="float">
            <text:p>24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1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8" office:value-type="float" office:value="1060.24" calcext:value-type="float">
            <text:p>1,060.24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2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66" calcext:value-type="float">
            <text:p>66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3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85" calcext:value-type="float">
            <text:p>85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4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85" calcext:value-type="float">
            <text:p>85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5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8" office:value-type="float" office:value="1070" calcext:value-type="float">
            <text:p>1,070.0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6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9" office:value-type="float" office:value="360" calcext:value-type="float">
            <text:p>36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7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98" office:value-type="float" office:value="10200" calcext:value-type="float">
            <text:p>10,200.0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PO #TD023-20 Everexcced - Liquidaci gastos por Importaci Baterias DM-12120 y HR-1280</text:p>
          </table:table-cell>
          <table:table-cell table:formula="of:=MIDB([.C28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5">
          <table:table-cell table:style-name="ce199" office:value-type="float" office:value="0" calcext:value-type="float">
            <text:p>0</text:p>
          </table:table-cell>
          <table:table-cell table:style-name="ce198" office:value-type="float" office:value="34701.49" calcext:value-type="float">
            <text:p>34,701.49</text:p>
          </table:table-cell>
          <table:table-cell office:value-type="string" calcext:value-type="string">
            <text:p>PO #TD023-20 REGISTRO 208 BATERIAS DM-12120 INVENTARIO POR IMPORTACIﾓN EVEREXCCED</text:p>
          </table:table-cell>
          <table:table-cell table:formula="of:=MIDB([.C29];1;2)" office:value-type="string" office:string-value="PO" calcext:value-type="string">
            <text:p>PO</text:p>
          </table:table-cell>
          <table:table-cell table:number-columns-repeated="3"/>
        </table:table-row>
        <table:table-row table:style-name="ro2">
          <table:table-cell table:style-name="ce188" office:value-type="float" office:value="8211.72" calcext:value-type="float">
            <text:p>8,211.72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20112020-1 :ND:1-20112020 Liquidaci # 4135478</text:p>
          </table:table-cell>
          <table:table-cell table:formula="of:=MIDB([.C30];1;2)" office:value-type="string" office:string-value="ND" calcext:value-type="string">
            <text:p>ND</text:p>
          </table:table-cell>
          <table:table-cell table:formula="of:=SUM([.A30:.A36])" office:value-type="float" office:value="27492.81" calcext:value-type="float">
            <text:p>27492.81</text:p>
          </table:table-cell>
          <table:table-cell table:number-columns-repeated="2"/>
        </table:table-row>
        <table:table-row table:style-name="ro2">
          <table:table-cell table:style-name="ce187" office:value-type="float" office:value="164.23" calcext:value-type="float">
            <text:p>164.23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20112020-1 :ND:1-20112020 Liquidaci # 4135478</text:p>
          </table:table-cell>
          <table:table-cell table:formula="of:=MIDB([.C31];1;2)" office:value-type="string" office:string-value="ND" calcext:value-type="string">
            <text:p>ND</text:p>
          </table:table-cell>
          <table:table-cell table:number-columns-repeated="3"/>
        </table:table-row>
        <table:table-row table:style-name="ro2">
          <table:table-cell table:style-name="ce188" office:value-type="float" office:value="17965.55" calcext:value-type="float">
            <text:p>17,965.55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11112020-1 :ND:1-11112020 Liquidaci # 4133448</text:p>
          </table:table-cell>
          <table:table-cell table:formula="of:=MIDB([.C32];1;2)" office:value-type="string" office:string-value="ND" calcext:value-type="string">
            <text:p>ND</text:p>
          </table:table-cell>
          <table:table-cell table:number-columns-repeated="3"/>
        </table:table-row>
        <table:table-row table:style-name="ro2">
          <table:table-cell table:style-name="ce187" office:value-type="float" office:value="359.31" calcext:value-type="float">
            <text:p>359.31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11112020-1 :ND:1-11112020 Liquidaci # 4133448</text:p>
          </table:table-cell>
          <table:table-cell table:formula="of:=MIDB([.C33];1;2)" office:value-type="string" office:string-value="ND" calcext:value-type="string">
            <text:p>ND</text:p>
          </table:table-cell>
          <table:table-cell table:number-columns-repeated="3"/>
        </table:table-row>
        <table:table-row table:style-name="ro2">
          <table:table-cell table:style-name="ce187" office:value-type="float" office:value="20" calcext:value-type="float">
            <text:p>2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8772990000-3 :ND:3-8772990000 GASTO DEL EXTERIO</text:p>
          </table:table-cell>
          <table:table-cell table:formula="of:=MIDB([.C34];1;2)" office:value-type="string" office:string-value="ND" calcext:value-type="string">
            <text:p>ND</text:p>
          </table:table-cell>
          <table:table-cell table:number-columns-repeated="3"/>
        </table:table-row>
        <table:table-row table:style-name="ro2">
          <table:table-cell table:style-name="ce187" office:value-type="float" office:value="112" calcext:value-type="float">
            <text:p>112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8772990000-2 :ND:2-8772990000 CARGO MAS IVA POR</text:p>
          </table:table-cell>
          <table:table-cell table:formula="of:=MIDB([.C35];1;2)" office:value-type="string" office:string-value="ND" calcext:value-type="string">
            <text:p>ND</text:p>
          </table:table-cell>
          <table:table-cell table:number-columns-repeated="3"/>
        </table:table-row>
        <table:table-row table:style-name="ro2">
          <table:table-cell table:style-name="ce187" office:value-type="float" office:value="660" calcext:value-type="float">
            <text:p>660</text:p>
          </table:table-cell>
          <table:table-cell table:style-name="ce199" office:value-type="float" office:value="0" calcext:value-type="float">
            <text:p>0</text:p>
          </table:table-cell>
          <table:table-cell office:value-type="string" calcext:value-type="string">
            <text:p>ND 8772990000-1 :EVEREXCEED - PO# TD024-20: ISD PO</text:p>
          </table:table-cell>
          <table:table-cell table:formula="of:=MIDB([.C36];1;2)" office:value-type="string" office:string-value="ND" calcext:value-type="string">
            <text:p>ND</text:p>
          </table:table-cell>
          <table:table-cell table:number-columns-repeated="3"/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4" table:target-range-address="Hoja5.A1:Hoja5.D36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Calibri2" svg:font-family="Calibri"/>
    <style:font-face style:name="Calibri1" svg:font-family="Calibri1"/>
    <style:font-face style:name="Liberation Sans1" svg:font-family="'Liberation Sans1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</number:number-style>
    <number:number-style style:name="N113">
      <number:text>-</number:text>
      <number:number number:decimal-places="0" loext:min-decimal-places="0" number:min-integer-digits="0"/>
      <number:text> </number:text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1">
      <number:text> </number:text>
      <number:number number:decimal-places="0" loext:min-decimal-places="0" number:min-integer-digits="1"/>
      <number:text> </number:text>
    </number:number-style>
    <number:number-style style:name="N122">
      <number:text>-</number:text>
      <number:number number:decimal-places="0" loext:min-decimal-places="0" number:min-integer-digits="1"/>
      <number:text> </number:text>
    </number:number-style>
    <number:number-style style:name="N123P0" style:volatile="true">
      <number:text> </number:text>
      <number:number number:decimal-places="0" loext:min-decimal-places="0" number:min-integer-digits="1"/>
      <number:text> </number:text>
    </number:number-style>
    <number:number-style style:name="N123P1" style:volatile="true">
      <number:text>-</number:text>
      <number:number number:decimal-places="0" loext:min-decimal-places="0" number:min-integer-digits="1"/>
      <number:text> </number:text>
    </number:number-style>
    <number:number-style style:name="N123P2" style:volatile="true">
      <number:text>-</number:text>
      <number:number number:decimal-places="0" loext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8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0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5:18:21.8091299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5-28T15:37:10.036530022</dc:date>
    <meta:editing-cycles>7</meta:editing-cycles>
    <meta:editing-duration>PT1H8M45S</meta:editing-duration>
    <meta:document-statistic meta:table-count="5" meta:cell-count="3857" meta:object-count="0"/>
  </office:meta>
</office:document-meta>
</file>